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500000243995380B041A7B00B.png" manifest:media-type="image/png"/>
  <manifest:file-entry manifest:full-path="Pictures/10000001000000250000024380145C6BF2490F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36cm" fo:min-width="0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24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0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2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2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7cm" fo:min-width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6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03cm" fo:min-width="0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1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1cm" fo:min-width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078cm" fo:min-width="0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1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102cm" fo:min-width="0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2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1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62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139cm" fo:min-width="0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2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cm" fo:min-width="0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161cm" fo:min-width="0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4cm" fo:min-width="0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086cm" fo:min-width="0cm" fo:wrap-option="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72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55cm" fo:min-width="0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1cm" fo:min-width="0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1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115cm" fo:min-width="0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2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644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8cm" fo:min-width="0cm" fo:wrap-option="wrap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35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188cm" fo:min-width="0cm" fo:wrap-option="wrap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31cm"/>
      <style:paragraph-properties style:writing-mode="lr-tb"/>
    </style:style>
    <style:style style:name="gr4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5pt" style:font-size-asian="5pt" style:font-size-complex="5pt"/>
    </style:style>
    <style:style style:name="P3" style:family="paragraph">
      <style:paragraph-properties fo:text-align="center"/>
    </style:style>
    <style:style style:name="P4" style:family="paragraph">
      <style:text-properties fo:font-size="5pt" style:font-size-asian="5pt" style:font-size-complex="5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style:text-position="-8% 58%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5.6cm" svg:y1="1.5cm" svg:x2="17.8cm" svg:y2="1.5cm">
            <text:p/>
          </draw:line>
          <draw:line draw:style-name="gr1" draw:text-style-name="P1" draw:layer="layout" svg:x1="15.6cm" svg:y1="2.3cm" svg:x2="17.8cm" svg:y2="2.3cm">
            <text:p/>
          </draw:line>
          <draw:line draw:style-name="gr1" draw:text-style-name="P1" draw:layer="layout" svg:x1="15.6cm" svg:y1="1.5cm" svg:x2="16.7cm" svg:y2="2.3cm">
            <text:p/>
          </draw:line>
          <draw:line draw:style-name="gr1" draw:text-style-name="P1" draw:layer="layout" svg:x1="15.6cm" svg:y1="2.3cm" svg:x2="16.7cm" svg:y2="1.5cm">
            <text:p/>
          </draw:line>
          <draw:frame draw:style-name="gr2" draw:text-style-name="P2" draw:layer="layout" svg:width="0.659cm" svg:height="0.45cm" svg:x="16.241cm" svg:y="2.2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2.0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2.1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3.125cm" svg:x2="17.8cm" svg:y2="3.125cm">
            <text:p/>
          </draw:line>
          <draw:line draw:style-name="gr1" draw:text-style-name="P1" draw:layer="layout" svg:x1="15.6cm" svg:y1="3.925cm" svg:x2="17.8cm" svg:y2="3.925cm">
            <text:p/>
          </draw:line>
          <draw:line draw:style-name="gr1" draw:text-style-name="P1" draw:layer="layout" svg:x1="15.6cm" svg:y1="3.125cm" svg:x2="16.7cm" svg:y2="3.925cm">
            <text:p/>
          </draw:line>
          <draw:line draw:style-name="gr1" draw:text-style-name="P1" draw:layer="layout" svg:x1="15.6cm" svg:y1="3.925cm" svg:x2="16.7cm" svg:y2="3.125cm">
            <text:p/>
          </draw:line>
          <draw:frame draw:style-name="gr2" draw:text-style-name="P2" draw:layer="layout" svg:width="0.659cm" svg:height="0.45cm" svg:x="16.241cm" svg:y="3.82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3.6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3.77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4.8cm" svg:x2="17.8cm" svg:y2="4.8cm">
            <text:p/>
          </draw:line>
          <draw:line draw:style-name="gr1" draw:text-style-name="P1" draw:layer="layout" svg:x1="15.6cm" svg:y1="5.6cm" svg:x2="17.8cm" svg:y2="5.6cm">
            <text:p/>
          </draw:line>
          <draw:line draw:style-name="gr1" draw:text-style-name="P1" draw:layer="layout" svg:x1="15.6cm" svg:y1="4.8cm" svg:x2="16.7cm" svg:y2="5.6cm">
            <text:p/>
          </draw:line>
          <draw:line draw:style-name="gr1" draw:text-style-name="P1" draw:layer="layout" svg:x1="15.6cm" svg:y1="5.6cm" svg:x2="16.7cm" svg:y2="4.8cm">
            <text:p/>
          </draw:line>
          <draw:frame draw:style-name="gr2" draw:text-style-name="P2" draw:layer="layout" svg:width="0.659cm" svg:height="0.45cm" svg:x="16.241cm" svg:y="5.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5.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5.4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6.425cm" svg:x2="17.8cm" svg:y2="6.425cm">
            <text:p/>
          </draw:line>
          <draw:line draw:style-name="gr1" draw:text-style-name="P1" draw:layer="layout" svg:x1="15.6cm" svg:y1="7.225cm" svg:x2="17.8cm" svg:y2="7.225cm">
            <text:p/>
          </draw:line>
          <draw:line draw:style-name="gr1" draw:text-style-name="P1" draw:layer="layout" svg:x1="15.6cm" svg:y1="6.425cm" svg:x2="16.7cm" svg:y2="7.225cm">
            <text:p/>
          </draw:line>
          <draw:line draw:style-name="gr1" draw:text-style-name="P1" draw:layer="layout" svg:x1="15.6cm" svg:y1="7.225cm" svg:x2="16.7cm" svg:y2="6.425cm">
            <text:p/>
          </draw:line>
          <draw:frame draw:style-name="gr2" draw:text-style-name="P2" draw:layer="layout" svg:width="0.659cm" svg:height="0.45cm" svg:x="16.241cm" svg:y="7.12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6.9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7.07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8cm" svg:x2="17.8cm" svg:y2="8cm">
            <text:p/>
          </draw:line>
          <draw:line draw:style-name="gr1" draw:text-style-name="P1" draw:layer="layout" svg:x1="15.6cm" svg:y1="8.8cm" svg:x2="17.8cm" svg:y2="8.8cm">
            <text:p/>
          </draw:line>
          <draw:line draw:style-name="gr1" draw:text-style-name="P1" draw:layer="layout" svg:x1="15.6cm" svg:y1="8cm" svg:x2="16.7cm" svg:y2="8.8cm">
            <text:p/>
          </draw:line>
          <draw:line draw:style-name="gr1" draw:text-style-name="P1" draw:layer="layout" svg:x1="15.6cm" svg:y1="8.8cm" svg:x2="16.7cm" svg:y2="8cm">
            <text:p/>
          </draw:line>
          <draw:frame draw:style-name="gr2" draw:text-style-name="P2" draw:layer="layout" svg:width="0.659cm" svg:height="0.45cm" svg:x="16.241cm" svg:y="8.7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8.5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8.6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9.625cm" svg:x2="17.8cm" svg:y2="9.625cm">
            <text:p/>
          </draw:line>
          <draw:line draw:style-name="gr1" draw:text-style-name="P1" draw:layer="layout" svg:x1="15.6cm" svg:y1="10.425cm" svg:x2="17.8cm" svg:y2="10.425cm">
            <text:p/>
          </draw:line>
          <draw:line draw:style-name="gr1" draw:text-style-name="P1" draw:layer="layout" svg:x1="15.6cm" svg:y1="9.625cm" svg:x2="16.7cm" svg:y2="10.425cm">
            <text:p/>
          </draw:line>
          <draw:line draw:style-name="gr1" draw:text-style-name="P1" draw:layer="layout" svg:x1="15.6cm" svg:y1="10.425cm" svg:x2="16.7cm" svg:y2="9.625cm">
            <text:p/>
          </draw:line>
          <draw:frame draw:style-name="gr2" draw:text-style-name="P2" draw:layer="layout" svg:width="0.659cm" svg:height="0.45cm" svg:x="16.241cm" svg:y="10.32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10.1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10.27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11.3cm" svg:x2="17.8cm" svg:y2="11.3cm">
            <text:p/>
          </draw:line>
          <draw:line draw:style-name="gr1" draw:text-style-name="P1" draw:layer="layout" svg:x1="15.6cm" svg:y1="12.1cm" svg:x2="17.8cm" svg:y2="12.1cm">
            <text:p/>
          </draw:line>
          <draw:line draw:style-name="gr1" draw:text-style-name="P1" draw:layer="layout" svg:x1="15.6cm" svg:y1="11.3cm" svg:x2="16.7cm" svg:y2="12.1cm">
            <text:p/>
          </draw:line>
          <draw:line draw:style-name="gr1" draw:text-style-name="P1" draw:layer="layout" svg:x1="15.6cm" svg:y1="12.1cm" svg:x2="16.7cm" svg:y2="11.3cm">
            <text:p/>
          </draw:line>
          <draw:frame draw:style-name="gr2" draw:text-style-name="P2" draw:layer="layout" svg:width="0.659cm" svg:height="0.45cm" svg:x="16.241cm" svg:y="12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11.8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11.9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12.925cm" svg:x2="17.8cm" svg:y2="12.925cm">
            <text:p/>
          </draw:line>
          <draw:line draw:style-name="gr1" draw:text-style-name="P1" draw:layer="layout" svg:x1="15.6cm" svg:y1="13.725cm" svg:x2="17.8cm" svg:y2="13.725cm">
            <text:p/>
          </draw:line>
          <draw:line draw:style-name="gr1" draw:text-style-name="P1" draw:layer="layout" svg:x1="15.6cm" svg:y1="12.925cm" svg:x2="16.7cm" svg:y2="13.725cm">
            <text:p/>
          </draw:line>
          <draw:line draw:style-name="gr1" draw:text-style-name="P1" draw:layer="layout" svg:x1="15.6cm" svg:y1="13.725cm" svg:x2="16.7cm" svg:y2="12.925cm">
            <text:p/>
          </draw:line>
          <draw:frame draw:style-name="gr5" draw:text-style-name="P2" draw:layer="layout" svg:width="0.659cm" svg:height="0.45cm" svg:x="16.241cm" svg:y="13.625cm">
            <draw:text-box>
              <text:p><text:span text:style-name="T1">-</text:span><text:span text:style-name="T1">1</text:span></text:p>
            </draw:text-box>
          </draw:frame>
          <draw:g>
            <draw:custom-shape draw:style-name="gr3" draw:text-style-name="P3" draw:layer="layout" svg:width="0.5cm" svg:height="0.5cm" svg:x="16.9cm" svg:y="13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0.8cm" svg:height="0.45cm" svg:x="16.7cm" svg:y="13.57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14.5cm" svg:x2="17.8cm" svg:y2="14.5cm">
            <text:p/>
          </draw:line>
          <draw:line draw:style-name="gr1" draw:text-style-name="P1" draw:layer="layout" svg:x1="15.6cm" svg:y1="15.3cm" svg:x2="17.8cm" svg:y2="15.3cm">
            <text:p/>
          </draw:line>
          <draw:line draw:style-name="gr1" draw:text-style-name="P1" draw:layer="layout" svg:x1="15.6cm" svg:y1="14.5cm" svg:x2="16.7cm" svg:y2="15.3cm">
            <text:p/>
          </draw:line>
          <draw:line draw:style-name="gr1" draw:text-style-name="P1" draw:layer="layout" svg:x1="15.6cm" svg:y1="15.3cm" svg:x2="16.7cm" svg:y2="14.5cm">
            <text:p/>
          </draw:line>
          <draw:frame draw:style-name="gr2" draw:text-style-name="P2" draw:layer="layout" svg:width="0.659cm" svg:height="0.45cm" svg:x="16.241cm" svg:y="15.2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15.0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15.1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16.125cm" svg:x2="17.8cm" svg:y2="16.125cm">
            <text:p/>
          </draw:line>
          <draw:line draw:style-name="gr1" draw:text-style-name="P1" draw:layer="layout" svg:x1="15.6cm" svg:y1="16.925cm" svg:x2="17.8cm" svg:y2="16.925cm">
            <text:p/>
          </draw:line>
          <draw:line draw:style-name="gr1" draw:text-style-name="P1" draw:layer="layout" svg:x1="15.6cm" svg:y1="16.125cm" svg:x2="16.7cm" svg:y2="16.925cm">
            <text:p/>
          </draw:line>
          <draw:line draw:style-name="gr1" draw:text-style-name="P1" draw:layer="layout" svg:x1="15.6cm" svg:y1="16.925cm" svg:x2="16.7cm" svg:y2="16.125cm">
            <text:p/>
          </draw:line>
          <draw:frame draw:style-name="gr2" draw:text-style-name="P2" draw:layer="layout" svg:width="0.659cm" svg:height="0.45cm" svg:x="16.241cm" svg:y="16.82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16.6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16.77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17.8cm" svg:x2="17.8cm" svg:y2="17.8cm">
            <text:p/>
          </draw:line>
          <draw:line draw:style-name="gr1" draw:text-style-name="P1" draw:layer="layout" svg:x1="15.6cm" svg:y1="18.6cm" svg:x2="17.8cm" svg:y2="18.6cm">
            <text:p/>
          </draw:line>
          <draw:line draw:style-name="gr1" draw:text-style-name="P1" draw:layer="layout" svg:x1="15.6cm" svg:y1="17.8cm" svg:x2="16.7cm" svg:y2="18.6cm">
            <text:p/>
          </draw:line>
          <draw:line draw:style-name="gr1" draw:text-style-name="P1" draw:layer="layout" svg:x1="15.6cm" svg:y1="18.6cm" svg:x2="16.7cm" svg:y2="17.8cm">
            <text:p/>
          </draw:line>
          <draw:frame draw:style-name="gr2" draw:text-style-name="P2" draw:layer="layout" svg:width="0.659cm" svg:height="0.45cm" svg:x="16.241cm" svg:y="18.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18.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18.4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19.425cm" svg:x2="17.8cm" svg:y2="19.425cm">
            <text:p/>
          </draw:line>
          <draw:line draw:style-name="gr1" draw:text-style-name="P1" draw:layer="layout" svg:x1="15.6cm" svg:y1="20.225cm" svg:x2="17.8cm" svg:y2="20.225cm">
            <text:p/>
          </draw:line>
          <draw:line draw:style-name="gr1" draw:text-style-name="P1" draw:layer="layout" svg:x1="15.6cm" svg:y1="19.425cm" svg:x2="16.7cm" svg:y2="20.225cm">
            <text:p/>
          </draw:line>
          <draw:line draw:style-name="gr1" draw:text-style-name="P1" draw:layer="layout" svg:x1="15.6cm" svg:y1="20.225cm" svg:x2="16.7cm" svg:y2="19.425cm">
            <text:p/>
          </draw:line>
          <draw:frame draw:style-name="gr2" draw:text-style-name="P2" draw:layer="layout" svg:width="0.659cm" svg:height="0.45cm" svg:x="16.241cm" svg:y="20.12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19.9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20.07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21cm" svg:x2="17.8cm" svg:y2="21cm">
            <text:p/>
          </draw:line>
          <draw:line draw:style-name="gr1" draw:text-style-name="P1" draw:layer="layout" svg:x1="15.6cm" svg:y1="21.8cm" svg:x2="17.8cm" svg:y2="21.8cm">
            <text:p/>
          </draw:line>
          <draw:line draw:style-name="gr1" draw:text-style-name="P1" draw:layer="layout" svg:x1="15.6cm" svg:y1="21cm" svg:x2="16.7cm" svg:y2="21.8cm">
            <text:p/>
          </draw:line>
          <draw:line draw:style-name="gr1" draw:text-style-name="P1" draw:layer="layout" svg:x1="15.6cm" svg:y1="21.8cm" svg:x2="16.7cm" svg:y2="21cm">
            <text:p/>
          </draw:line>
          <draw:frame draw:style-name="gr2" draw:text-style-name="P2" draw:layer="layout" svg:width="0.659cm" svg:height="0.45cm" svg:x="16.241cm" svg:y="21.7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21.5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21.6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22.625cm" svg:x2="17.8cm" svg:y2="22.625cm">
            <text:p/>
          </draw:line>
          <draw:line draw:style-name="gr1" draw:text-style-name="P1" draw:layer="layout" svg:x1="15.6cm" svg:y1="23.425cm" svg:x2="17.8cm" svg:y2="23.425cm">
            <text:p/>
          </draw:line>
          <draw:line draw:style-name="gr1" draw:text-style-name="P1" draw:layer="layout" svg:x1="15.6cm" svg:y1="22.625cm" svg:x2="16.7cm" svg:y2="23.425cm">
            <text:p/>
          </draw:line>
          <draw:line draw:style-name="gr1" draw:text-style-name="P1" draw:layer="layout" svg:x1="15.6cm" svg:y1="23.425cm" svg:x2="16.7cm" svg:y2="22.625cm">
            <text:p/>
          </draw:line>
          <draw:frame draw:style-name="gr2" draw:text-style-name="P2" draw:layer="layout" svg:width="0.659cm" svg:height="0.45cm" svg:x="16.241cm" svg:y="23.32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23.1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23.27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24.3cm" svg:x2="17.8cm" svg:y2="24.3cm">
            <text:p/>
          </draw:line>
          <draw:line draw:style-name="gr1" draw:text-style-name="P1" draw:layer="layout" svg:x1="15.6cm" svg:y1="25.1cm" svg:x2="17.8cm" svg:y2="25.1cm">
            <text:p/>
          </draw:line>
          <draw:line draw:style-name="gr1" draw:text-style-name="P1" draw:layer="layout" svg:x1="15.6cm" svg:y1="24.3cm" svg:x2="16.7cm" svg:y2="25.1cm">
            <text:p/>
          </draw:line>
          <draw:line draw:style-name="gr1" draw:text-style-name="P1" draw:layer="layout" svg:x1="15.6cm" svg:y1="25.1cm" svg:x2="16.7cm" svg:y2="24.3cm">
            <text:p/>
          </draw:line>
          <draw:frame draw:style-name="gr2" draw:text-style-name="P2" draw:layer="layout" svg:width="0.659cm" svg:height="0.45cm" svg:x="16.241cm" svg:y="2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24.8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2" draw:layer="layout" svg:width="0.8cm" svg:height="0.45cm" svg:x="16.7cm" svg:y="24.9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5.6cm" svg:y1="25.925cm" svg:x2="17.8cm" svg:y2="25.925cm">
            <text:p/>
          </draw:line>
          <draw:line draw:style-name="gr1" draw:text-style-name="P1" draw:layer="layout" svg:x1="15.6cm" svg:y1="26.725cm" svg:x2="17.8cm" svg:y2="26.725cm">
            <text:p/>
          </draw:line>
          <draw:line draw:style-name="gr1" draw:text-style-name="P1" draw:layer="layout" svg:x1="15.6cm" svg:y1="25.925cm" svg:x2="16.7cm" svg:y2="26.725cm">
            <text:p/>
          </draw:line>
          <draw:line draw:style-name="gr1" draw:text-style-name="P1" draw:layer="layout" svg:x1="15.6cm" svg:y1="26.725cm" svg:x2="16.7cm" svg:y2="25.925cm">
            <text:p/>
          </draw:line>
          <draw:frame draw:style-name="gr5" draw:text-style-name="P2" draw:layer="layout" svg:width="0.659cm" svg:height="0.45cm" svg:x="16.241cm" svg:y="26.625cm">
            <draw:text-box>
              <text:p><text:span text:style-name="T1">-1</text:span></text:p>
            </draw:text-box>
          </draw:frame>
          <draw:g>
            <draw:custom-shape draw:style-name="gr3" draw:text-style-name="P3" draw:layer="layout" svg:width="0.5cm" svg:height="0.5cm" svg:x="16.9cm" svg:y="26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0.8cm" svg:height="0.45cm" svg:x="16.7cm" svg:y="26.57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21cm" svg:x2="15.5cm" svg:y2="21cm">
            <text:p/>
          </draw:line>
          <draw:line draw:style-name="gr1" draw:text-style-name="P1" draw:layer="layout" svg:x1="13.3cm" svg:y1="22.67cm" svg:x2="15.5cm" svg:y2="22.67cm">
            <text:p/>
          </draw:line>
          <draw:line draw:style-name="gr1" draw:text-style-name="P1" draw:layer="layout" svg:x1="13.3cm" svg:y1="21cm" svg:x2="14.4cm" svg:y2="22.67cm">
            <text:p/>
          </draw:line>
          <draw:line draw:style-name="gr1" draw:text-style-name="P1" draw:layer="layout" svg:x1="13.3cm" svg:y1="22.67cm" svg:x2="14.4cm" svg:y2="21cm">
            <text:p/>
          </draw:line>
          <draw:frame draw:style-name="gr7" draw:text-style-name="P2" draw:layer="layout" svg:width="0.659cm" svg:height="0.94cm" svg:x="13.941cm" svg:y="22.46cm">
            <draw:text-box>
              <text:p><text:span text:style-name="T1">-1</text:span></text:p>
            </draw:text-box>
          </draw:frame>
          <draw:g>
            <draw:custom-shape draw:style-name="gr8" draw:text-style-name="P3" draw:layer="layout" svg:width="0.5cm" svg:height="0.546cm" svg:x="14.6cm" svg:y="22.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9" draw:text-style-name="P2" draw:layer="layout" svg:width="0.8cm" svg:height="0.492cm" svg:x="14.4cm" svg:y="22.50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21.825cm" svg:x2="15.5cm" svg:y2="21.825cm">
            <text:p/>
          </draw:line>
          <draw:line draw:style-name="gr1" draw:text-style-name="P1" draw:layer="layout" svg:x1="13.3cm" svg:y1="23.495cm" svg:x2="15.5cm" svg:y2="23.495cm">
            <text:p/>
          </draw:line>
          <draw:line draw:style-name="gr1" draw:text-style-name="P1" draw:layer="layout" svg:x1="13.3cm" svg:y1="21.825cm" svg:x2="14.4cm" svg:y2="23.495cm">
            <text:p/>
          </draw:line>
          <draw:line draw:style-name="gr1" draw:text-style-name="P1" draw:layer="layout" svg:x1="13.3cm" svg:y1="23.495cm" svg:x2="14.4cm" svg:y2="21.825cm">
            <text:p/>
          </draw:line>
          <draw:frame draw:style-name="gr7" draw:text-style-name="P2" draw:layer="layout" svg:width="0.659cm" svg:height="0.94cm" svg:x="13.941cm" svg:y="23.285cm">
            <draw:text-box>
              <text:p><text:span text:style-name="T1">-1</text:span></text:p>
            </draw:text-box>
          </draw:frame>
          <draw:g>
            <draw:custom-shape draw:style-name="gr10" draw:text-style-name="P3" draw:layer="layout" svg:width="0.5cm" svg:height="0.539cm" svg:x="14.6cm" svg:y="23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2" draw:layer="layout" svg:width="0.8cm" svg:height="0.533cm" svg:x="14.4cm" svg:y="23.30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24.3cm" svg:x2="15.5cm" svg:y2="24.3cm">
            <text:p/>
          </draw:line>
          <draw:line draw:style-name="gr1" draw:text-style-name="P1" draw:layer="layout" svg:x1="13.3cm" svg:y1="25.97cm" svg:x2="15.5cm" svg:y2="25.97cm">
            <text:p/>
          </draw:line>
          <draw:line draw:style-name="gr1" draw:text-style-name="P1" draw:layer="layout" svg:x1="13.3cm" svg:y1="24.3cm" svg:x2="14.4cm" svg:y2="25.97cm">
            <text:p/>
          </draw:line>
          <draw:line draw:style-name="gr1" draw:text-style-name="P1" draw:layer="layout" svg:x1="13.3cm" svg:y1="25.97cm" svg:x2="14.4cm" svg:y2="24.3cm">
            <text:p/>
          </draw:line>
          <draw:frame draw:style-name="gr7" draw:text-style-name="P2" draw:layer="layout" svg:width="0.659cm" svg:height="0.94cm" svg:x="13.941cm" svg:y="25.76cm">
            <draw:text-box>
              <text:p><text:span text:style-name="T1">-1</text:span></text:p>
            </draw:text-box>
          </draw:frame>
          <draw:g>
            <draw:custom-shape draw:style-name="gr8" draw:text-style-name="P3" draw:layer="layout" svg:width="0.5cm" svg:height="0.546cm" svg:x="14.6cm" svg:y="25.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9" draw:text-style-name="P2" draw:layer="layout" svg:width="0.8cm" svg:height="0.492cm" svg:x="14.4cm" svg:y="25.70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25.125cm" svg:x2="15.5cm" svg:y2="25.125cm">
            <text:p/>
          </draw:line>
          <draw:line draw:style-name="gr1" draw:text-style-name="P1" draw:layer="layout" svg:x1="13.3cm" svg:y1="26.795cm" svg:x2="15.5cm" svg:y2="26.795cm">
            <text:p/>
          </draw:line>
          <draw:line draw:style-name="gr1" draw:text-style-name="P1" draw:layer="layout" svg:x1="13.3cm" svg:y1="25.125cm" svg:x2="14.4cm" svg:y2="26.795cm">
            <text:p/>
          </draw:line>
          <draw:line draw:style-name="gr1" draw:text-style-name="P1" draw:layer="layout" svg:x1="13.3cm" svg:y1="26.795cm" svg:x2="14.4cm" svg:y2="25.125cm">
            <text:p/>
          </draw:line>
          <draw:frame draw:style-name="gr7" draw:text-style-name="P2" draw:layer="layout" svg:width="0.659cm" svg:height="0.94cm" svg:x="13.941cm" svg:y="26.585cm">
            <draw:text-box>
              <text:p><text:span text:style-name="T1">-1</text:span></text:p>
            </draw:text-box>
          </draw:frame>
          <draw:g>
            <draw:custom-shape draw:style-name="gr8" draw:text-style-name="P3" draw:layer="layout" svg:width="0.5cm" svg:height="0.546cm" svg:x="14.6cm" svg:y="26.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2" draw:text-style-name="P2" draw:layer="layout" svg:width="0.8cm" svg:height="0.491cm" svg:x="14.4cm" svg:y="26.609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g>
            <draw:line draw:style-name="gr1" draw:text-style-name="P1" draw:layer="layout" svg:x1="11cm" svg:y1="21cm" svg:x2="13.2cm" svg:y2="21cm">
              <text:p/>
            </draw:line>
            <draw:line draw:style-name="gr1" draw:text-style-name="P1" draw:layer="layout" svg:x1="11cm" svg:y1="24.378cm" svg:x2="13.2cm" svg:y2="24.378cm">
              <text:p/>
            </draw:line>
            <draw:line draw:style-name="gr1" draw:text-style-name="P1" draw:layer="layout" svg:x1="11cm" svg:y1="21cm" svg:x2="12.1cm" svg:y2="24.378cm">
              <text:p/>
            </draw:line>
            <draw:line draw:style-name="gr1" draw:text-style-name="P1" draw:layer="layout" svg:x1="11cm" svg:y1="24.378cm" svg:x2="12.1cm" svg:y2="21cm">
              <text:p/>
            </draw:line>
            <draw:frame draw:style-name="gr13" draw:text-style-name="P2" draw:layer="layout" svg:width="0.659cm" svg:height="1.902cm" svg:x="11.641cm" svg:y="23.954cm">
              <draw:text-box>
                <text:p><text:span text:style-name="T1">-1</text:span></text:p>
              </draw:text-box>
            </draw:frame>
            <draw:g>
              <draw:custom-shape draw:style-name="gr8" draw:text-style-name="P3" draw:layer="layout" svg:width="0.5cm" svg:height="0.546cm" svg:x="12.3cm" svg:y="24.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24.209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22.669cm" svg:x2="13.2cm" svg:y2="22.669cm">
              <text:p/>
            </draw:line>
            <draw:line draw:style-name="gr1" draw:text-style-name="P1" draw:layer="layout" svg:x1="11cm" svg:y1="26.047cm" svg:x2="13.2cm" svg:y2="26.047cm">
              <text:p/>
            </draw:line>
            <draw:line draw:style-name="gr1" draw:text-style-name="P1" draw:layer="layout" svg:x1="11cm" svg:y1="22.669cm" svg:x2="12.1cm" svg:y2="26.047cm">
              <text:p/>
            </draw:line>
            <draw:line draw:style-name="gr1" draw:text-style-name="P1" draw:layer="layout" svg:x1="11cm" svg:y1="26.047cm" svg:x2="12.1cm" svg:y2="22.669cm">
              <text:p/>
            </draw:line>
            <draw:frame draw:style-name="gr13" draw:text-style-name="P2" draw:layer="layout" svg:width="0.659cm" svg:height="1.902cm" svg:x="11.641cm" svg:y="25.623cm">
              <draw:text-box>
                <text:p><text:span text:style-name="T1">-1</text:span></text:p>
              </draw:text-box>
            </draw:frame>
            <draw:g>
              <draw:custom-shape draw:style-name="gr14" draw:text-style-name="P3" draw:layer="layout" svg:width="0.5cm" svg:height="0.545cm" svg:x="12.3cm" svg:y="25.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25.809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21.726cm" svg:x2="13.2cm" svg:y2="21.726cm">
              <text:p/>
            </draw:line>
            <draw:line draw:style-name="gr1" draw:text-style-name="P1" draw:layer="layout" svg:x1="11cm" svg:y1="25.104cm" svg:x2="13.2cm" svg:y2="25.104cm">
              <text:p/>
            </draw:line>
            <draw:line draw:style-name="gr1" draw:text-style-name="P1" draw:layer="layout" svg:x1="11cm" svg:y1="21.726cm" svg:x2="12.1cm" svg:y2="25.104cm">
              <text:p/>
            </draw:line>
            <draw:line draw:style-name="gr1" draw:text-style-name="P1" draw:layer="layout" svg:x1="11cm" svg:y1="25.104cm" svg:x2="12.1cm" svg:y2="21.726cm">
              <text:p/>
            </draw:line>
            <draw:frame draw:style-name="gr13" draw:text-style-name="P2" draw:layer="layout" svg:width="0.659cm" svg:height="1.902cm" svg:x="11.641cm" svg:y="24.68cm">
              <draw:text-box>
                <text:p><text:span text:style-name="T1">-1</text:span></text:p>
              </draw:text-box>
            </draw:frame>
            <draw:g>
              <draw:custom-shape draw:style-name="gr8" draw:text-style-name="P3" draw:layer="layout" svg:width="0.5cm" svg:height="0.546cm" svg:x="12.3cm" svg:y="24.82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24.935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23.395cm" svg:x2="13.2cm" svg:y2="23.395cm">
              <text:p/>
            </draw:line>
            <draw:line draw:style-name="gr1" draw:text-style-name="P1" draw:layer="layout" svg:x1="11cm" svg:y1="26.773cm" svg:x2="13.2cm" svg:y2="26.773cm">
              <text:p/>
            </draw:line>
            <draw:line draw:style-name="gr1" draw:text-style-name="P1" draw:layer="layout" svg:x1="11cm" svg:y1="23.395cm" svg:x2="12.1cm" svg:y2="26.773cm">
              <text:p/>
            </draw:line>
            <draw:line draw:style-name="gr1" draw:text-style-name="P1" draw:layer="layout" svg:x1="11cm" svg:y1="26.773cm" svg:x2="12.1cm" svg:y2="23.395cm">
              <text:p/>
            </draw:line>
            <draw:frame draw:style-name="gr13" draw:text-style-name="P2" draw:layer="layout" svg:width="0.659cm" svg:height="1.902cm" svg:x="11.641cm" svg:y="26.349cm">
              <draw:text-box>
                <text:p><text:span text:style-name="T1">-1</text:span></text:p>
              </draw:text-box>
            </draw:frame>
            <draw:g>
              <draw:custom-shape draw:style-name="gr14" draw:text-style-name="P3" draw:layer="layout" svg:width="0.5cm" svg:height="0.545cm" svg:x="12.3cm" svg:y="26.42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26.535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</draw:g>
        <draw:g>
          <draw:line draw:style-name="gr1" draw:text-style-name="P1" draw:layer="layout" svg:x1="13.3cm" svg:y1="17.7cm" svg:x2="15.5cm" svg:y2="17.7cm">
            <text:p/>
          </draw:line>
          <draw:line draw:style-name="gr1" draw:text-style-name="P1" draw:layer="layout" svg:x1="13.3cm" svg:y1="19.37cm" svg:x2="15.5cm" svg:y2="19.37cm">
            <text:p/>
          </draw:line>
          <draw:line draw:style-name="gr1" draw:text-style-name="P1" draw:layer="layout" svg:x1="13.3cm" svg:y1="17.7cm" svg:x2="14.4cm" svg:y2="19.37cm">
            <text:p/>
          </draw:line>
          <draw:line draw:style-name="gr1" draw:text-style-name="P1" draw:layer="layout" svg:x1="13.3cm" svg:y1="19.37cm" svg:x2="14.4cm" svg:y2="17.7cm">
            <text:p/>
          </draw:line>
          <draw:frame draw:style-name="gr7" draw:text-style-name="P2" draw:layer="layout" svg:width="0.659cm" svg:height="0.94cm" svg:x="13.941cm" svg:y="19.16cm">
            <draw:text-box>
              <text:p><text:span text:style-name="T1">-1</text:span></text:p>
            </draw:text-box>
          </draw:frame>
          <draw:g>
            <draw:custom-shape draw:style-name="gr8" draw:text-style-name="P3" draw:layer="layout" svg:width="0.5cm" svg:height="0.546cm" svg:x="14.6cm" svg:y="19.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9" draw:text-style-name="P2" draw:layer="layout" svg:width="0.8cm" svg:height="0.492cm" svg:x="14.4cm" svg:y="19.20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18.525cm" svg:x2="15.5cm" svg:y2="18.525cm">
            <text:p/>
          </draw:line>
          <draw:line draw:style-name="gr1" draw:text-style-name="P1" draw:layer="layout" svg:x1="13.3cm" svg:y1="20.195cm" svg:x2="15.5cm" svg:y2="20.195cm">
            <text:p/>
          </draw:line>
          <draw:line draw:style-name="gr1" draw:text-style-name="P1" draw:layer="layout" svg:x1="13.3cm" svg:y1="18.525cm" svg:x2="14.4cm" svg:y2="20.195cm">
            <text:p/>
          </draw:line>
          <draw:line draw:style-name="gr1" draw:text-style-name="P1" draw:layer="layout" svg:x1="13.3cm" svg:y1="20.195cm" svg:x2="14.4cm" svg:y2="18.525cm">
            <text:p/>
          </draw:line>
          <draw:frame draw:style-name="gr7" draw:text-style-name="P2" draw:layer="layout" svg:width="0.659cm" svg:height="0.94cm" svg:x="13.941cm" svg:y="19.985cm">
            <draw:text-box>
              <text:p><text:span text:style-name="T1">-1</text:span></text:p>
            </draw:text-box>
          </draw:frame>
          <draw:g>
            <draw:custom-shape draw:style-name="gr10" draw:text-style-name="P3" draw:layer="layout" svg:width="0.5cm" svg:height="0.539cm" svg:x="14.6cm" svg:y="19.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2" draw:layer="layout" svg:width="0.8cm" svg:height="0.533cm" svg:x="14.4cm" svg:y="20.00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14.475cm" svg:x2="15.5cm" svg:y2="14.475cm">
            <text:p/>
          </draw:line>
          <draw:line draw:style-name="gr1" draw:text-style-name="P1" draw:layer="layout" svg:x1="13.3cm" svg:y1="16.145cm" svg:x2="15.5cm" svg:y2="16.145cm">
            <text:p/>
          </draw:line>
          <draw:line draw:style-name="gr1" draw:text-style-name="P1" draw:layer="layout" svg:x1="13.3cm" svg:y1="14.475cm" svg:x2="14.4cm" svg:y2="16.145cm">
            <text:p/>
          </draw:line>
          <draw:line draw:style-name="gr1" draw:text-style-name="P1" draw:layer="layout" svg:x1="13.3cm" svg:y1="16.145cm" svg:x2="14.4cm" svg:y2="14.475cm">
            <text:p/>
          </draw:line>
          <draw:frame draw:style-name="gr7" draw:text-style-name="P2" draw:layer="layout" svg:width="0.659cm" svg:height="0.94cm" svg:x="13.941cm" svg:y="15.935cm">
            <draw:text-box>
              <text:p><text:span text:style-name="T1">-1</text:span></text:p>
            </draw:text-box>
          </draw:frame>
          <draw:g>
            <draw:custom-shape draw:style-name="gr8" draw:text-style-name="P3" draw:layer="layout" svg:width="0.5cm" svg:height="0.546cm" svg:x="14.6cm" svg:y="15.8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9" draw:text-style-name="P2" draw:layer="layout" svg:width="0.8cm" svg:height="0.492cm" svg:x="14.4cm" svg:y="15.983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15.3cm" svg:x2="15.5cm" svg:y2="15.3cm">
            <text:p/>
          </draw:line>
          <draw:line draw:style-name="gr1" draw:text-style-name="P1" draw:layer="layout" svg:x1="13.3cm" svg:y1="16.97cm" svg:x2="15.5cm" svg:y2="16.97cm">
            <text:p/>
          </draw:line>
          <draw:line draw:style-name="gr1" draw:text-style-name="P1" draw:layer="layout" svg:x1="13.3cm" svg:y1="15.3cm" svg:x2="14.4cm" svg:y2="16.97cm">
            <text:p/>
          </draw:line>
          <draw:line draw:style-name="gr1" draw:text-style-name="P1" draw:layer="layout" svg:x1="13.3cm" svg:y1="16.97cm" svg:x2="14.4cm" svg:y2="15.3cm">
            <text:p/>
          </draw:line>
          <draw:frame draw:style-name="gr7" draw:text-style-name="P2" draw:layer="layout" svg:width="0.659cm" svg:height="0.94cm" svg:x="13.941cm" svg:y="16.76cm">
            <draw:text-box>
              <text:p><text:span text:style-name="T1">-1</text:span></text:p>
            </draw:text-box>
          </draw:frame>
          <draw:g>
            <draw:custom-shape draw:style-name="gr10" draw:text-style-name="P3" draw:layer="layout" svg:width="0.5cm" svg:height="0.539cm" svg:x="14.6cm" svg:y="16.6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2" draw:layer="layout" svg:width="0.8cm" svg:height="0.533cm" svg:x="14.4cm" svg:y="16.783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11.225cm" svg:x2="15.5cm" svg:y2="11.225cm">
            <text:p/>
          </draw:line>
          <draw:line draw:style-name="gr1" draw:text-style-name="P1" draw:layer="layout" svg:x1="13.3cm" svg:y1="12.895cm" svg:x2="15.5cm" svg:y2="12.895cm">
            <text:p/>
          </draw:line>
          <draw:line draw:style-name="gr1" draw:text-style-name="P1" draw:layer="layout" svg:x1="13.3cm" svg:y1="11.225cm" svg:x2="14.4cm" svg:y2="12.895cm">
            <text:p/>
          </draw:line>
          <draw:line draw:style-name="gr1" draw:text-style-name="P1" draw:layer="layout" svg:x1="13.3cm" svg:y1="12.895cm" svg:x2="14.4cm" svg:y2="11.225cm">
            <text:p/>
          </draw:line>
          <draw:frame draw:style-name="gr7" draw:text-style-name="P2" draw:layer="layout" svg:width="0.659cm" svg:height="0.94cm" svg:x="13.941cm" svg:y="12.685cm">
            <draw:text-box>
              <text:p><text:span text:style-name="T1">-1</text:span></text:p>
            </draw:text-box>
          </draw:frame>
          <draw:g>
            <draw:custom-shape draw:style-name="gr8" draw:text-style-name="P3" draw:layer="layout" svg:width="0.5cm" svg:height="0.546cm" svg:x="14.6cm" svg:y="12.6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9" draw:text-style-name="P2" draw:layer="layout" svg:width="0.8cm" svg:height="0.492cm" svg:x="14.4cm" svg:y="12.733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12.05cm" svg:x2="15.5cm" svg:y2="12.05cm">
            <text:p/>
          </draw:line>
          <draw:line draw:style-name="gr1" draw:text-style-name="P1" draw:layer="layout" svg:x1="13.3cm" svg:y1="13.72cm" svg:x2="15.5cm" svg:y2="13.72cm">
            <text:p/>
          </draw:line>
          <draw:line draw:style-name="gr1" draw:text-style-name="P1" draw:layer="layout" svg:x1="13.3cm" svg:y1="12.05cm" svg:x2="14.4cm" svg:y2="13.72cm">
            <text:p/>
          </draw:line>
          <draw:line draw:style-name="gr1" draw:text-style-name="P1" draw:layer="layout" svg:x1="13.3cm" svg:y1="13.72cm" svg:x2="14.4cm" svg:y2="12.05cm">
            <text:p/>
          </draw:line>
          <draw:frame draw:style-name="gr7" draw:text-style-name="P2" draw:layer="layout" svg:width="0.659cm" svg:height="0.94cm" svg:x="13.941cm" svg:y="13.51cm">
            <draw:text-box>
              <text:p><text:span text:style-name="T1">-1</text:span></text:p>
            </draw:text-box>
          </draw:frame>
          <draw:g>
            <draw:custom-shape draw:style-name="gr10" draw:text-style-name="P3" draw:layer="layout" svg:width="0.5cm" svg:height="0.539cm" svg:x="14.6cm" svg:y="13.4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2" draw:layer="layout" svg:width="0.8cm" svg:height="0.533cm" svg:x="14.4cm" svg:y="13.533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8cm" svg:x2="15.5cm" svg:y2="8cm">
            <text:p/>
          </draw:line>
          <draw:line draw:style-name="gr1" draw:text-style-name="P1" draw:layer="layout" svg:x1="13.3cm" svg:y1="9.67cm" svg:x2="15.5cm" svg:y2="9.67cm">
            <text:p/>
          </draw:line>
          <draw:line draw:style-name="gr1" draw:text-style-name="P1" draw:layer="layout" svg:x1="13.3cm" svg:y1="8cm" svg:x2="14.4cm" svg:y2="9.67cm">
            <text:p/>
          </draw:line>
          <draw:line draw:style-name="gr1" draw:text-style-name="P1" draw:layer="layout" svg:x1="13.3cm" svg:y1="9.67cm" svg:x2="14.4cm" svg:y2="8cm">
            <text:p/>
          </draw:line>
          <draw:frame draw:style-name="gr7" draw:text-style-name="P2" draw:layer="layout" svg:width="0.659cm" svg:height="0.94cm" svg:x="13.941cm" svg:y="9.46cm">
            <draw:text-box>
              <text:p><text:span text:style-name="T1">-1</text:span></text:p>
            </draw:text-box>
          </draw:frame>
          <draw:g>
            <draw:custom-shape draw:style-name="gr8" draw:text-style-name="P3" draw:layer="layout" svg:width="0.5cm" svg:height="0.546cm" svg:x="14.6cm" svg:y="9.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9" draw:text-style-name="P2" draw:layer="layout" svg:width="0.8cm" svg:height="0.492cm" svg:x="14.4cm" svg:y="9.50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8.825cm" svg:x2="15.5cm" svg:y2="8.825cm">
            <text:p/>
          </draw:line>
          <draw:line draw:style-name="gr1" draw:text-style-name="P1" draw:layer="layout" svg:x1="13.3cm" svg:y1="10.495cm" svg:x2="15.5cm" svg:y2="10.495cm">
            <text:p/>
          </draw:line>
          <draw:line draw:style-name="gr1" draw:text-style-name="P1" draw:layer="layout" svg:x1="13.3cm" svg:y1="8.825cm" svg:x2="14.4cm" svg:y2="10.495cm">
            <text:p/>
          </draw:line>
          <draw:line draw:style-name="gr1" draw:text-style-name="P1" draw:layer="layout" svg:x1="13.3cm" svg:y1="10.495cm" svg:x2="14.4cm" svg:y2="8.825cm">
            <text:p/>
          </draw:line>
          <draw:frame draw:style-name="gr7" draw:text-style-name="P2" draw:layer="layout" svg:width="0.659cm" svg:height="0.94cm" svg:x="13.941cm" svg:y="10.285cm">
            <draw:text-box>
              <text:p><text:span text:style-name="T1">-</text:span><text:span text:style-name="T1">1</text:span></text:p>
            </draw:text-box>
          </draw:frame>
          <draw:g>
            <draw:custom-shape draw:style-name="gr10" draw:text-style-name="P3" draw:layer="layout" svg:width="0.5cm" svg:height="0.539cm" svg:x="14.6cm" svg:y="10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2" draw:layer="layout" svg:width="0.8cm" svg:height="0.533cm" svg:x="14.4cm" svg:y="10.30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4.725cm" svg:x2="15.5cm" svg:y2="4.725cm">
            <text:p/>
          </draw:line>
          <draw:line draw:style-name="gr1" draw:text-style-name="P1" draw:layer="layout" svg:x1="13.3cm" svg:y1="6.395cm" svg:x2="15.5cm" svg:y2="6.395cm">
            <text:p/>
          </draw:line>
          <draw:line draw:style-name="gr1" draw:text-style-name="P1" draw:layer="layout" svg:x1="13.3cm" svg:y1="4.725cm" svg:x2="14.4cm" svg:y2="6.395cm">
            <text:p/>
          </draw:line>
          <draw:line draw:style-name="gr1" draw:text-style-name="P1" draw:layer="layout" svg:x1="13.3cm" svg:y1="6.395cm" svg:x2="14.4cm" svg:y2="4.725cm">
            <text:p/>
          </draw:line>
          <draw:frame draw:style-name="gr7" draw:text-style-name="P2" draw:layer="layout" svg:width="0.659cm" svg:height="0.94cm" svg:x="13.941cm" svg:y="6.185cm">
            <draw:text-box>
              <text:p><text:span text:style-name="T1">-1</text:span></text:p>
            </draw:text-box>
          </draw:frame>
          <draw:g>
            <draw:custom-shape draw:style-name="gr8" draw:text-style-name="P3" draw:layer="layout" svg:width="0.5cm" svg:height="0.546cm" svg:x="14.6cm" svg:y="6.1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9" draw:text-style-name="P2" draw:layer="layout" svg:width="0.8cm" svg:height="0.492cm" svg:x="14.4cm" svg:y="6.233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5.55cm" svg:x2="15.5cm" svg:y2="5.55cm">
            <text:p/>
          </draw:line>
          <draw:line draw:style-name="gr1" draw:text-style-name="P1" draw:layer="layout" svg:x1="13.3cm" svg:y1="7.22cm" svg:x2="15.5cm" svg:y2="7.22cm">
            <text:p/>
          </draw:line>
          <draw:line draw:style-name="gr1" draw:text-style-name="P1" draw:layer="layout" svg:x1="13.3cm" svg:y1="5.55cm" svg:x2="14.4cm" svg:y2="7.22cm">
            <text:p/>
          </draw:line>
          <draw:line draw:style-name="gr1" draw:text-style-name="P1" draw:layer="layout" svg:x1="13.3cm" svg:y1="7.22cm" svg:x2="14.4cm" svg:y2="5.55cm">
            <text:p/>
          </draw:line>
          <draw:frame draw:style-name="gr7" draw:text-style-name="P2" draw:layer="layout" svg:width="0.659cm" svg:height="0.94cm" svg:x="13.941cm" svg:y="7.01cm">
            <draw:text-box>
              <text:p><text:span text:style-name="T1">-1</text:span></text:p>
            </draw:text-box>
          </draw:frame>
          <draw:g>
            <draw:custom-shape draw:style-name="gr10" draw:text-style-name="P3" draw:layer="layout" svg:width="0.5cm" svg:height="0.539cm" svg:x="14.6cm" svg:y="6.9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2" draw:layer="layout" svg:width="0.8cm" svg:height="0.533cm" svg:x="14.4cm" svg:y="7.033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1.5cm" svg:x2="15.5cm" svg:y2="1.5cm">
            <text:p/>
          </draw:line>
          <draw:line draw:style-name="gr1" draw:text-style-name="P1" draw:layer="layout" svg:x1="13.3cm" svg:y1="3.17cm" svg:x2="15.5cm" svg:y2="3.17cm">
            <text:p/>
          </draw:line>
          <draw:line draw:style-name="gr1" draw:text-style-name="P1" draw:layer="layout" svg:x1="13.3cm" svg:y1="1.5cm" svg:x2="14.4cm" svg:y2="3.17cm">
            <text:p/>
          </draw:line>
          <draw:line draw:style-name="gr1" draw:text-style-name="P1" draw:layer="layout" svg:x1="13.3cm" svg:y1="3.17cm" svg:x2="14.4cm" svg:y2="1.5cm">
            <text:p/>
          </draw:line>
          <draw:frame draw:style-name="gr7" draw:text-style-name="P2" draw:layer="layout" svg:width="0.659cm" svg:height="0.94cm" svg:x="13.941cm" svg:y="2.96cm">
            <draw:text-box>
              <text:p><text:span text:style-name="T1">-1</text:span></text:p>
            </draw:text-box>
          </draw:frame>
          <draw:g>
            <draw:custom-shape draw:style-name="gr8" draw:text-style-name="P3" draw:layer="layout" svg:width="0.5cm" svg:height="0.546cm" svg:x="14.6cm" svg:y="2.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9" draw:text-style-name="P2" draw:layer="layout" svg:width="0.8cm" svg:height="0.492cm" svg:x="14.4cm" svg:y="3.00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13.3cm" svg:y1="2.325cm" svg:x2="15.5cm" svg:y2="2.325cm">
            <text:p/>
          </draw:line>
          <draw:line draw:style-name="gr1" draw:text-style-name="P1" draw:layer="layout" svg:x1="13.3cm" svg:y1="3.995cm" svg:x2="15.5cm" svg:y2="3.995cm">
            <text:p/>
          </draw:line>
          <draw:line draw:style-name="gr1" draw:text-style-name="P1" draw:layer="layout" svg:x1="13.3cm" svg:y1="2.325cm" svg:x2="14.4cm" svg:y2="3.995cm">
            <text:p/>
          </draw:line>
          <draw:line draw:style-name="gr1" draw:text-style-name="P1" draw:layer="layout" svg:x1="13.3cm" svg:y1="3.995cm" svg:x2="14.4cm" svg:y2="2.325cm">
            <text:p/>
          </draw:line>
          <draw:frame draw:style-name="gr7" draw:text-style-name="P2" draw:layer="layout" svg:width="0.659cm" svg:height="0.94cm" svg:x="13.941cm" svg:y="3.785cm">
            <draw:text-box>
              <text:p><text:span text:style-name="T1">-1</text:span></text:p>
            </draw:text-box>
          </draw:frame>
          <draw:g>
            <draw:custom-shape draw:style-name="gr10" draw:text-style-name="P3" draw:layer="layout" svg:width="0.5cm" svg:height="0.539cm" svg:x="14.6cm" svg:y="3.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1" draw:text-style-name="P2" draw:layer="layout" svg:width="0.8cm" svg:height="0.533cm" svg:x="14.4cm" svg:y="3.80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g>
            <draw:line draw:style-name="gr1" draw:text-style-name="P1" draw:layer="layout" svg:x1="11cm" svg:y1="14.5cm" svg:x2="13.2cm" svg:y2="14.5cm">
              <text:p/>
            </draw:line>
            <draw:line draw:style-name="gr1" draw:text-style-name="P1" draw:layer="layout" svg:x1="11cm" svg:y1="17.878cm" svg:x2="13.2cm" svg:y2="17.878cm">
              <text:p/>
            </draw:line>
            <draw:line draw:style-name="gr1" draw:text-style-name="P1" draw:layer="layout" svg:x1="11cm" svg:y1="14.5cm" svg:x2="12.1cm" svg:y2="17.878cm">
              <text:p/>
            </draw:line>
            <draw:line draw:style-name="gr1" draw:text-style-name="P1" draw:layer="layout" svg:x1="11cm" svg:y1="17.878cm" svg:x2="12.1cm" svg:y2="14.5cm">
              <text:p/>
            </draw:line>
            <draw:frame draw:style-name="gr13" draw:text-style-name="P2" draw:layer="layout" svg:width="0.659cm" svg:height="1.902cm" svg:x="11.641cm" svg:y="17.454cm">
              <draw:text-box>
                <text:p><text:span text:style-name="T1">-1</text:span></text:p>
              </draw:text-box>
            </draw:frame>
            <draw:g>
              <draw:custom-shape draw:style-name="gr8" draw:text-style-name="P3" draw:layer="layout" svg:width="0.5cm" svg:height="0.546cm" svg:x="12.3cm" svg:y="17.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17.709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16.169cm" svg:x2="13.2cm" svg:y2="16.169cm">
              <text:p/>
            </draw:line>
            <draw:line draw:style-name="gr1" draw:text-style-name="P1" draw:layer="layout" svg:x1="11cm" svg:y1="19.547cm" svg:x2="13.2cm" svg:y2="19.547cm">
              <text:p/>
            </draw:line>
            <draw:line draw:style-name="gr1" draw:text-style-name="P1" draw:layer="layout" svg:x1="11cm" svg:y1="16.169cm" svg:x2="12.1cm" svg:y2="19.547cm">
              <text:p/>
            </draw:line>
            <draw:line draw:style-name="gr1" draw:text-style-name="P1" draw:layer="layout" svg:x1="11cm" svg:y1="19.547cm" svg:x2="12.1cm" svg:y2="16.169cm">
              <text:p/>
            </draw:line>
            <draw:frame draw:style-name="gr13" draw:text-style-name="P2" draw:layer="layout" svg:width="0.659cm" svg:height="1.902cm" svg:x="11.641cm" svg:y="19.123cm">
              <draw:text-box>
                <text:p><text:span text:style-name="T1">-1</text:span></text:p>
              </draw:text-box>
            </draw:frame>
            <draw:g>
              <draw:custom-shape draw:style-name="gr14" draw:text-style-name="P3" draw:layer="layout" svg:width="0.5cm" svg:height="0.545cm" svg:x="12.3cm" svg:y="19.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19.309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15.226cm" svg:x2="13.2cm" svg:y2="15.226cm">
              <text:p/>
            </draw:line>
            <draw:line draw:style-name="gr1" draw:text-style-name="P1" draw:layer="layout" svg:x1="11cm" svg:y1="18.604cm" svg:x2="13.2cm" svg:y2="18.604cm">
              <text:p/>
            </draw:line>
            <draw:line draw:style-name="gr1" draw:text-style-name="P1" draw:layer="layout" svg:x1="11cm" svg:y1="15.226cm" svg:x2="12.1cm" svg:y2="18.604cm">
              <text:p/>
            </draw:line>
            <draw:line draw:style-name="gr1" draw:text-style-name="P1" draw:layer="layout" svg:x1="11cm" svg:y1="18.604cm" svg:x2="12.1cm" svg:y2="15.226cm">
              <text:p/>
            </draw:line>
            <draw:frame draw:style-name="gr13" draw:text-style-name="P2" draw:layer="layout" svg:width="0.659cm" svg:height="1.902cm" svg:x="11.641cm" svg:y="18.18cm">
              <draw:text-box>
                <text:p><text:span text:style-name="T1">-1</text:span></text:p>
              </draw:text-box>
            </draw:frame>
            <draw:g>
              <draw:custom-shape draw:style-name="gr8" draw:text-style-name="P3" draw:layer="layout" svg:width="0.5cm" svg:height="0.546cm" svg:x="12.3cm" svg:y="18.32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18.435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16.895cm" svg:x2="13.2cm" svg:y2="16.895cm">
              <text:p/>
            </draw:line>
            <draw:line draw:style-name="gr1" draw:text-style-name="P1" draw:layer="layout" svg:x1="11cm" svg:y1="20.273cm" svg:x2="13.2cm" svg:y2="20.273cm">
              <text:p/>
            </draw:line>
            <draw:line draw:style-name="gr1" draw:text-style-name="P1" draw:layer="layout" svg:x1="11cm" svg:y1="16.895cm" svg:x2="12.1cm" svg:y2="20.273cm">
              <text:p/>
            </draw:line>
            <draw:line draw:style-name="gr1" draw:text-style-name="P1" draw:layer="layout" svg:x1="11cm" svg:y1="20.273cm" svg:x2="12.1cm" svg:y2="16.895cm">
              <text:p/>
            </draw:line>
            <draw:frame draw:style-name="gr13" draw:text-style-name="P2" draw:layer="layout" svg:width="0.659cm" svg:height="1.902cm" svg:x="11.641cm" svg:y="19.849cm">
              <draw:text-box>
                <text:p><text:span text:style-name="T1">-1</text:span></text:p>
              </draw:text-box>
            </draw:frame>
            <draw:g>
              <draw:custom-shape draw:style-name="gr14" draw:text-style-name="P3" draw:layer="layout" svg:width="0.5cm" svg:height="0.545cm" svg:x="12.3cm" svg:y="19.92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20.035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</draw:g>
        <draw:g>
          <draw:g>
            <draw:line draw:style-name="gr1" draw:text-style-name="P1" draw:layer="layout" svg:x1="11cm" svg:y1="8.049cm" svg:x2="13.2cm" svg:y2="8.049cm">
              <text:p/>
            </draw:line>
            <draw:line draw:style-name="gr1" draw:text-style-name="P1" draw:layer="layout" svg:x1="11cm" svg:y1="11.427cm" svg:x2="13.2cm" svg:y2="11.427cm">
              <text:p/>
            </draw:line>
            <draw:line draw:style-name="gr1" draw:text-style-name="P1" draw:layer="layout" svg:x1="11cm" svg:y1="8.049cm" svg:x2="12.1cm" svg:y2="11.427cm">
              <text:p/>
            </draw:line>
            <draw:line draw:style-name="gr1" draw:text-style-name="P1" draw:layer="layout" svg:x1="11cm" svg:y1="11.427cm" svg:x2="12.1cm" svg:y2="8.049cm">
              <text:p/>
            </draw:line>
            <draw:frame draw:style-name="gr13" draw:text-style-name="P2" draw:layer="layout" svg:width="0.659cm" svg:height="1.902cm" svg:x="11.641cm" svg:y="11.003cm">
              <draw:text-box>
                <text:p><text:span text:style-name="T1">-1</text:span></text:p>
              </draw:text-box>
            </draw:frame>
            <draw:g>
              <draw:custom-shape draw:style-name="gr8" draw:text-style-name="P3" draw:layer="layout" svg:width="0.5cm" svg:height="0.546cm" svg:x="12.3cm" svg:y="11.14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11.258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9.718cm" svg:x2="13.2cm" svg:y2="9.718cm">
              <text:p/>
            </draw:line>
            <draw:line draw:style-name="gr1" draw:text-style-name="P1" draw:layer="layout" svg:x1="11cm" svg:y1="13.096cm" svg:x2="13.2cm" svg:y2="13.096cm">
              <text:p/>
            </draw:line>
            <draw:line draw:style-name="gr1" draw:text-style-name="P1" draw:layer="layout" svg:x1="11cm" svg:y1="9.718cm" svg:x2="12.1cm" svg:y2="13.096cm">
              <text:p/>
            </draw:line>
            <draw:line draw:style-name="gr1" draw:text-style-name="P1" draw:layer="layout" svg:x1="11cm" svg:y1="13.096cm" svg:x2="12.1cm" svg:y2="9.718cm">
              <text:p/>
            </draw:line>
            <draw:frame draw:style-name="gr13" draw:text-style-name="P2" draw:layer="layout" svg:width="0.659cm" svg:height="1.902cm" svg:x="11.641cm" svg:y="12.672cm">
              <draw:text-box>
                <text:p><text:span text:style-name="T1">-1</text:span></text:p>
              </draw:text-box>
            </draw:frame>
            <draw:g>
              <draw:custom-shape draw:style-name="gr14" draw:text-style-name="P3" draw:layer="layout" svg:width="0.5cm" svg:height="0.545cm" svg:x="12.3cm" svg:y="12.74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12.858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8.775cm" svg:x2="13.2cm" svg:y2="8.775cm">
              <text:p/>
            </draw:line>
            <draw:line draw:style-name="gr1" draw:text-style-name="P1" draw:layer="layout" svg:x1="11cm" svg:y1="12.153cm" svg:x2="13.2cm" svg:y2="12.153cm">
              <text:p/>
            </draw:line>
            <draw:line draw:style-name="gr1" draw:text-style-name="P1" draw:layer="layout" svg:x1="11cm" svg:y1="8.775cm" svg:x2="12.1cm" svg:y2="12.153cm">
              <text:p/>
            </draw:line>
            <draw:line draw:style-name="gr1" draw:text-style-name="P1" draw:layer="layout" svg:x1="11cm" svg:y1="12.153cm" svg:x2="12.1cm" svg:y2="8.775cm">
              <text:p/>
            </draw:line>
            <draw:frame draw:style-name="gr13" draw:text-style-name="P2" draw:layer="layout" svg:width="0.659cm" svg:height="1.902cm" svg:x="11.641cm" svg:y="11.729cm">
              <draw:text-box>
                <text:p><text:span text:style-name="T1">-1</text:span></text:p>
              </draw:text-box>
            </draw:frame>
            <draw:g>
              <draw:custom-shape draw:style-name="gr8" draw:text-style-name="P3" draw:layer="layout" svg:width="0.5cm" svg:height="0.546cm" svg:x="12.3cm" svg:y="11.8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11.984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10.544cm" svg:x2="13.2cm" svg:y2="10.544cm">
              <text:p/>
            </draw:line>
            <draw:line draw:style-name="gr1" draw:text-style-name="P1" draw:layer="layout" svg:x1="11cm" svg:y1="13.922cm" svg:x2="13.2cm" svg:y2="13.922cm">
              <text:p/>
            </draw:line>
            <draw:line draw:style-name="gr1" draw:text-style-name="P1" draw:layer="layout" svg:x1="11cm" svg:y1="10.544cm" svg:x2="12.1cm" svg:y2="13.922cm">
              <text:p/>
            </draw:line>
            <draw:line draw:style-name="gr1" draw:text-style-name="P1" draw:layer="layout" svg:x1="11cm" svg:y1="13.922cm" svg:x2="12.1cm" svg:y2="10.544cm">
              <text:p/>
            </draw:line>
            <draw:frame draw:style-name="gr13" draw:text-style-name="P2" draw:layer="layout" svg:width="0.659cm" svg:height="1.902cm" svg:x="11.641cm" svg:y="13.498cm">
              <draw:text-box>
                <text:p><text:span text:style-name="T1">-1</text:span></text:p>
              </draw:text-box>
            </draw:frame>
            <draw:g>
              <draw:custom-shape draw:style-name="gr14" draw:text-style-name="P3" draw:layer="layout" svg:width="0.5cm" svg:height="0.545cm" svg:x="12.3cm" svg:y="13.5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13.684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</draw:g>
        <draw:g>
          <draw:g>
            <draw:line draw:style-name="gr1" draw:text-style-name="P1" draw:layer="layout" svg:x1="11cm" svg:y1="1.549cm" svg:x2="13.2cm" svg:y2="1.549cm">
              <text:p/>
            </draw:line>
            <draw:line draw:style-name="gr1" draw:text-style-name="P1" draw:layer="layout" svg:x1="11cm" svg:y1="4.927cm" svg:x2="13.2cm" svg:y2="4.927cm">
              <text:p/>
            </draw:line>
            <draw:line draw:style-name="gr1" draw:text-style-name="P1" draw:layer="layout" svg:x1="11cm" svg:y1="1.549cm" svg:x2="12.1cm" svg:y2="4.927cm">
              <text:p/>
            </draw:line>
            <draw:line draw:style-name="gr1" draw:text-style-name="P1" draw:layer="layout" svg:x1="11cm" svg:y1="4.927cm" svg:x2="12.1cm" svg:y2="1.549cm">
              <text:p/>
            </draw:line>
            <draw:frame draw:style-name="gr13" draw:text-style-name="P2" draw:layer="layout" svg:width="0.659cm" svg:height="1.902cm" svg:x="11.641cm" svg:y="4.503cm">
              <draw:text-box>
                <text:p><text:span text:style-name="T1">-1</text:span></text:p>
              </draw:text-box>
            </draw:frame>
            <draw:g>
              <draw:custom-shape draw:style-name="gr8" draw:text-style-name="P3" draw:layer="layout" svg:width="0.5cm" svg:height="0.546cm" svg:x="12.3cm" svg:y="4.64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4.758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3.218cm" svg:x2="13.2cm" svg:y2="3.218cm">
              <text:p/>
            </draw:line>
            <draw:line draw:style-name="gr1" draw:text-style-name="P1" draw:layer="layout" svg:x1="11cm" svg:y1="6.596cm" svg:x2="13.2cm" svg:y2="6.596cm">
              <text:p/>
            </draw:line>
            <draw:line draw:style-name="gr1" draw:text-style-name="P1" draw:layer="layout" svg:x1="11cm" svg:y1="3.218cm" svg:x2="12.1cm" svg:y2="6.596cm">
              <text:p/>
            </draw:line>
            <draw:line draw:style-name="gr1" draw:text-style-name="P1" draw:layer="layout" svg:x1="11cm" svg:y1="6.596cm" svg:x2="12.1cm" svg:y2="3.218cm">
              <text:p/>
            </draw:line>
            <draw:frame draw:style-name="gr13" draw:text-style-name="P2" draw:layer="layout" svg:width="0.659cm" svg:height="1.902cm" svg:x="11.641cm" svg:y="6.172cm">
              <draw:text-box>
                <text:p><text:span text:style-name="T1">-1</text:span></text:p>
              </draw:text-box>
            </draw:frame>
            <draw:g>
              <draw:custom-shape draw:style-name="gr14" draw:text-style-name="P3" draw:layer="layout" svg:width="0.5cm" svg:height="0.545cm" svg:x="12.3cm" svg:y="6.24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6.358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2.275cm" svg:x2="13.2cm" svg:y2="2.275cm">
              <text:p/>
            </draw:line>
            <draw:line draw:style-name="gr1" draw:text-style-name="P1" draw:layer="layout" svg:x1="11cm" svg:y1="5.653cm" svg:x2="13.2cm" svg:y2="5.653cm">
              <text:p/>
            </draw:line>
            <draw:line draw:style-name="gr1" draw:text-style-name="P1" draw:layer="layout" svg:x1="11cm" svg:y1="2.275cm" svg:x2="12.1cm" svg:y2="5.653cm">
              <text:p/>
            </draw:line>
            <draw:line draw:style-name="gr1" draw:text-style-name="P1" draw:layer="layout" svg:x1="11cm" svg:y1="5.653cm" svg:x2="12.1cm" svg:y2="2.275cm">
              <text:p/>
            </draw:line>
            <draw:frame draw:style-name="gr13" draw:text-style-name="P2" draw:layer="layout" svg:width="0.659cm" svg:height="1.902cm" svg:x="11.641cm" svg:y="5.229cm">
              <draw:text-box>
                <text:p><text:span text:style-name="T1">-1</text:span></text:p>
              </draw:text-box>
            </draw:frame>
            <draw:g>
              <draw:custom-shape draw:style-name="gr8" draw:text-style-name="P3" draw:layer="layout" svg:width="0.5cm" svg:height="0.546cm" svg:x="12.3cm" svg:y="5.3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5.484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11cm" svg:y1="3.944cm" svg:x2="13.2cm" svg:y2="3.944cm">
              <text:p/>
            </draw:line>
            <draw:line draw:style-name="gr1" draw:text-style-name="P1" draw:layer="layout" svg:x1="11cm" svg:y1="7.322cm" svg:x2="13.2cm" svg:y2="7.322cm">
              <text:p/>
            </draw:line>
            <draw:line draw:style-name="gr1" draw:text-style-name="P1" draw:layer="layout" svg:x1="11cm" svg:y1="3.944cm" svg:x2="12.1cm" svg:y2="7.322cm">
              <text:p/>
            </draw:line>
            <draw:line draw:style-name="gr1" draw:text-style-name="P1" draw:layer="layout" svg:x1="11cm" svg:y1="7.322cm" svg:x2="12.1cm" svg:y2="3.944cm">
              <text:p/>
            </draw:line>
            <draw:frame draw:style-name="gr13" draw:text-style-name="P2" draw:layer="layout" svg:width="0.659cm" svg:height="1.902cm" svg:x="11.641cm" svg:y="6.898cm">
              <draw:text-box>
                <text:p><text:span text:style-name="T1">-1</text:span></text:p>
              </draw:text-box>
            </draw:frame>
            <draw:g>
              <draw:custom-shape draw:style-name="gr14" draw:text-style-name="P3" draw:layer="layout" svg:width="0.5cm" svg:height="0.545cm" svg:x="12.3cm" svg:y="6.97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2" draw:text-style-name="P2" draw:layer="layout" svg:width="0.8cm" svg:height="0.491cm" svg:x="12.1cm" svg:y="7.084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</draw:g>
        <draw:g>
          <draw:g>
            <draw:line draw:style-name="gr1" draw:text-style-name="P1" draw:layer="layout" svg:x1="8.7cm" svg:y1="15.3cm" svg:x2="10.9cm" svg:y2="15.3cm">
              <text:p/>
            </draw:line>
            <draw:line draw:style-name="gr1" draw:text-style-name="P1" draw:layer="layout" svg:x1="8.7cm" svg:y1="21.846cm" svg:x2="10.9cm" svg:y2="21.846cm">
              <text:p/>
            </draw:line>
            <draw:line draw:style-name="gr1" draw:text-style-name="P1" draw:layer="layout" svg:x1="8.7cm" svg:y1="15.3cm" svg:x2="9.8cm" svg:y2="21.846cm">
              <text:p/>
            </draw:line>
            <draw:line draw:style-name="gr1" draw:text-style-name="P1" draw:layer="layout" svg:x1="8.7cm" svg:y1="21.846cm" svg:x2="9.8cm" svg:y2="15.3cm">
              <text:p/>
            </draw:line>
            <draw:frame draw:style-name="gr15" draw:text-style-name="P2" draw:layer="layout" svg:width="0.659cm" svg:height="3.686cm" svg:x="9.341cm" svg:y="21.025cm">
              <draw:text-box>
                <text:p><text:span text:style-name="T1">-1</text:span></text:p>
              </draw:text-box>
            </draw:frame>
            <draw:g>
              <draw:custom-shape draw:style-name="gr16" draw:text-style-name="P3" draw:layer="layout" svg:width="0.5cm" svg:height="0.497cm" svg:x="10cm" svg:y="21.59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7" draw:text-style-name="P2" draw:layer="layout" svg:width="0.8cm" svg:height="0.45cm" svg:x="9.8cm" svg:y="21.687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7cm" svg:y1="18.6cm" svg:x2="10.9cm" svg:y2="18.6cm">
              <text:p/>
            </draw:line>
            <draw:line draw:style-name="gr1" draw:text-style-name="P1" draw:layer="layout" svg:x1="8.7cm" svg:y1="25.173cm" svg:x2="10.9cm" svg:y2="25.173cm">
              <text:p/>
            </draw:line>
            <draw:line draw:style-name="gr1" draw:text-style-name="P1" draw:layer="layout" svg:x1="8.7cm" svg:y1="18.6cm" svg:x2="9.8cm" svg:y2="25.173cm">
              <text:p/>
            </draw:line>
            <draw:line draw:style-name="gr1" draw:text-style-name="P1" draw:layer="layout" svg:x1="8.7cm" svg:y1="25.173cm" svg:x2="9.8cm" svg:y2="18.6cm">
              <text:p/>
            </draw:line>
            <draw:frame draw:style-name="gr18" draw:text-style-name="P2" draw:layer="layout" svg:width="0.659cm" svg:height="3.701cm" svg:x="9.341cm" svg:y="24.347cm">
              <draw:text-box>
                <text:p><text:span text:style-name="T1">-1</text:span></text:p>
              </draw:text-box>
            </draw:frame>
            <draw:g>
              <draw:custom-shape draw:style-name="gr19" draw:text-style-name="P3" draw:layer="layout" svg:width="0.5cm" svg:height="0.462cm" svg:x="10cm" svg:y="24.97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0" draw:text-style-name="P2" draw:layer="layout" svg:width="0.8cm" svg:height="0.45cm" svg:x="9.8cm" svg:y="25.064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7cm" svg:y1="16.9cm" svg:x2="10.9cm" svg:y2="16.9cm">
              <text:p/>
            </draw:line>
            <draw:line draw:style-name="gr1" draw:text-style-name="P1" draw:layer="layout" svg:x1="8.7cm" svg:y1="23.482cm" svg:x2="10.9cm" svg:y2="23.482cm">
              <text:p/>
            </draw:line>
            <draw:line draw:style-name="gr1" draw:text-style-name="P1" draw:layer="layout" svg:x1="8.7cm" svg:y1="16.9cm" svg:x2="9.8cm" svg:y2="23.482cm">
              <text:p/>
            </draw:line>
            <draw:line draw:style-name="gr1" draw:text-style-name="P1" draw:layer="layout" svg:x1="8.7cm" svg:y1="23.482cm" svg:x2="9.8cm" svg:y2="16.9cm">
              <text:p/>
            </draw:line>
            <draw:frame draw:style-name="gr21" draw:text-style-name="P2" draw:layer="layout" svg:width="0.659cm" svg:height="3.707cm" svg:x="9.341cm" svg:y="22.656cm">
              <draw:text-box>
                <text:p><text:span text:style-name="T1">-1</text:span></text:p>
              </draw:text-box>
            </draw:frame>
            <draw:g>
              <draw:custom-shape draw:style-name="gr22" draw:text-style-name="P3" draw:layer="layout" svg:width="0.5cm" svg:height="0.496cm" svg:x="10cm" svg:y="23.19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3" draw:text-style-name="P2" draw:layer="layout" svg:width="0.8cm" svg:height="0.49cm" svg:x="9.8cm" svg:y="23.291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7cm" svg:y1="20.3cm" svg:x2="10.9cm" svg:y2="20.3cm">
              <text:p/>
            </draw:line>
            <draw:line draw:style-name="gr1" draw:text-style-name="P1" draw:layer="layout" svg:x1="8.7cm" svg:y1="26.839cm" svg:x2="10.9cm" svg:y2="26.839cm">
              <text:p/>
            </draw:line>
            <draw:line draw:style-name="gr1" draw:text-style-name="P1" draw:layer="layout" svg:x1="8.7cm" svg:y1="20.3cm" svg:x2="9.8cm" svg:y2="26.839cm">
              <text:p/>
            </draw:line>
            <draw:line draw:style-name="gr1" draw:text-style-name="P1" draw:layer="layout" svg:x1="8.7cm" svg:y1="26.839cm" svg:x2="9.8cm" svg:y2="20.3cm">
              <text:p/>
            </draw:line>
            <draw:frame draw:style-name="gr24" draw:text-style-name="P2" draw:layer="layout" svg:width="0.659cm" svg:height="3.683cm" svg:x="9.341cm" svg:y="26.017cm">
              <draw:text-box>
                <text:p><text:span text:style-name="T1">-1</text:span></text:p>
              </draw:text-box>
            </draw:frame>
            <draw:g>
              <draw:custom-shape draw:style-name="gr22" draw:text-style-name="P3" draw:layer="layout" svg:width="0.5cm" svg:height="0.496cm" svg:x="10cm" svg:y="26.601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5" draw:text-style-name="P2" draw:layer="layout" svg:width="0.8cm" svg:height="0.45cm" svg:x="9.8cm" svg:y="26.701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7cm" svg:y1="14.525cm" svg:x2="10.9cm" svg:y2="14.525cm">
              <text:p/>
            </draw:line>
            <draw:line draw:style-name="gr1" draw:text-style-name="P1" draw:layer="layout" svg:x1="8.7cm" svg:y1="21.071cm" svg:x2="10.9cm" svg:y2="21.071cm">
              <text:p/>
            </draw:line>
            <draw:line draw:style-name="gr1" draw:text-style-name="P1" draw:layer="layout" svg:x1="8.7cm" svg:y1="14.525cm" svg:x2="9.8cm" svg:y2="21.071cm">
              <text:p/>
            </draw:line>
            <draw:line draw:style-name="gr1" draw:text-style-name="P1" draw:layer="layout" svg:x1="8.7cm" svg:y1="21.071cm" svg:x2="9.8cm" svg:y2="14.525cm">
              <text:p/>
            </draw:line>
            <draw:frame draw:style-name="gr15" draw:text-style-name="P2" draw:layer="layout" svg:width="0.659cm" svg:height="3.686cm" svg:x="9.341cm" svg:y="20.25cm">
              <draw:text-box>
                <text:p><text:span text:style-name="T1">-1</text:span></text:p>
              </draw:text-box>
            </draw:frame>
            <draw:g>
              <draw:custom-shape draw:style-name="gr16" draw:text-style-name="P3" draw:layer="layout" svg:width="0.5cm" svg:height="0.497cm" svg:x="10cm" svg:y="20.8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7" draw:text-style-name="P2" draw:layer="layout" svg:width="0.8cm" svg:height="0.45cm" svg:x="9.8cm" svg:y="20.912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7cm" svg:y1="17.825cm" svg:x2="10.9cm" svg:y2="17.825cm">
              <text:p/>
            </draw:line>
            <draw:line draw:style-name="gr1" draw:text-style-name="P1" draw:layer="layout" svg:x1="8.7cm" svg:y1="24.398cm" svg:x2="10.9cm" svg:y2="24.398cm">
              <text:p/>
            </draw:line>
            <draw:line draw:style-name="gr1" draw:text-style-name="P1" draw:layer="layout" svg:x1="8.7cm" svg:y1="17.825cm" svg:x2="9.8cm" svg:y2="24.398cm">
              <text:p/>
            </draw:line>
            <draw:line draw:style-name="gr1" draw:text-style-name="P1" draw:layer="layout" svg:x1="8.7cm" svg:y1="24.398cm" svg:x2="9.8cm" svg:y2="17.825cm">
              <text:p/>
            </draw:line>
            <draw:frame draw:style-name="gr18" draw:text-style-name="P2" draw:layer="layout" svg:width="0.659cm" svg:height="3.701cm" svg:x="9.341cm" svg:y="23.572cm">
              <draw:text-box>
                <text:p><text:span text:style-name="T1">-1</text:span></text:p>
              </draw:text-box>
            </draw:frame>
            <draw:g>
              <draw:custom-shape draw:style-name="gr19" draw:text-style-name="P3" draw:layer="layout" svg:width="0.5cm" svg:height="0.462cm" svg:x="10cm" svg:y="24.19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0" draw:text-style-name="P2" draw:layer="layout" svg:width="0.8cm" svg:height="0.45cm" svg:x="9.8cm" svg:y="24.289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7cm" svg:y1="16.125cm" svg:x2="10.9cm" svg:y2="16.125cm">
              <text:p/>
            </draw:line>
            <draw:line draw:style-name="gr1" draw:text-style-name="P1" draw:layer="layout" svg:x1="8.7cm" svg:y1="22.707cm" svg:x2="10.9cm" svg:y2="22.707cm">
              <text:p/>
            </draw:line>
            <draw:line draw:style-name="gr1" draw:text-style-name="P1" draw:layer="layout" svg:x1="8.7cm" svg:y1="16.125cm" svg:x2="9.8cm" svg:y2="22.707cm">
              <text:p/>
            </draw:line>
            <draw:line draw:style-name="gr1" draw:text-style-name="P1" draw:layer="layout" svg:x1="8.7cm" svg:y1="22.707cm" svg:x2="9.8cm" svg:y2="16.125cm">
              <text:p/>
            </draw:line>
            <draw:frame draw:style-name="gr21" draw:text-style-name="P2" draw:layer="layout" svg:width="0.659cm" svg:height="3.707cm" svg:x="9.341cm" svg:y="21.881cm">
              <draw:text-box>
                <text:p><text:span text:style-name="T1">-1</text:span></text:p>
              </draw:text-box>
            </draw:frame>
            <draw:g>
              <draw:custom-shape draw:style-name="gr22" draw:text-style-name="P3" draw:layer="layout" svg:width="0.5cm" svg:height="0.496cm" svg:x="10cm" svg:y="22.4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3" draw:text-style-name="P2" draw:layer="layout" svg:width="0.8cm" svg:height="0.49cm" svg:x="9.8cm" svg:y="22.516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7cm" svg:y1="19.525cm" svg:x2="10.9cm" svg:y2="19.525cm">
              <text:p/>
            </draw:line>
            <draw:line draw:style-name="gr1" draw:text-style-name="P1" draw:layer="layout" svg:x1="8.7cm" svg:y1="26.064cm" svg:x2="10.9cm" svg:y2="26.064cm">
              <text:p/>
            </draw:line>
            <draw:line draw:style-name="gr1" draw:text-style-name="P1" draw:layer="layout" svg:x1="8.7cm" svg:y1="19.525cm" svg:x2="9.8cm" svg:y2="26.064cm">
              <text:p/>
            </draw:line>
            <draw:line draw:style-name="gr1" draw:text-style-name="P1" draw:layer="layout" svg:x1="8.7cm" svg:y1="26.064cm" svg:x2="9.8cm" svg:y2="19.525cm">
              <text:p/>
            </draw:line>
            <draw:frame draw:style-name="gr24" draw:text-style-name="P2" draw:layer="layout" svg:width="0.659cm" svg:height="3.683cm" svg:x="9.341cm" svg:y="25.242cm">
              <draw:text-box>
                <text:p><text:span text:style-name="T1">-1</text:span></text:p>
              </draw:text-box>
            </draw:frame>
            <draw:g>
              <draw:custom-shape draw:style-name="gr22" draw:text-style-name="P3" draw:layer="layout" svg:width="0.5cm" svg:height="0.496cm" svg:x="10cm" svg:y="25.82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5" draw:text-style-name="P2" draw:layer="layout" svg:width="0.8cm" svg:height="0.45cm" svg:x="9.8cm" svg:y="25.926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</draw:g>
        <draw:g>
          <draw:g>
            <draw:line draw:style-name="gr1" draw:text-style-name="P1" draw:layer="layout" svg:x1="8.629cm" svg:y1="2.323cm" svg:x2="10.829cm" svg:y2="2.323cm">
              <text:p/>
            </draw:line>
            <draw:line draw:style-name="gr1" draw:text-style-name="P1" draw:layer="layout" svg:x1="8.629cm" svg:y1="8.869cm" svg:x2="10.829cm" svg:y2="8.869cm">
              <text:p/>
            </draw:line>
            <draw:line draw:style-name="gr1" draw:text-style-name="P1" draw:layer="layout" svg:x1="8.629cm" svg:y1="2.323cm" svg:x2="9.729cm" svg:y2="8.869cm">
              <text:p/>
            </draw:line>
            <draw:line draw:style-name="gr1" draw:text-style-name="P1" draw:layer="layout" svg:x1="8.629cm" svg:y1="8.869cm" svg:x2="9.729cm" svg:y2="2.323cm">
              <text:p/>
            </draw:line>
            <draw:frame draw:style-name="gr15" draw:text-style-name="P2" draw:layer="layout" svg:width="0.659cm" svg:height="3.686cm" svg:x="9.27cm" svg:y="8.048cm">
              <draw:text-box>
                <text:p><text:span text:style-name="T1">-1</text:span></text:p>
              </draw:text-box>
            </draw:frame>
            <draw:g>
              <draw:custom-shape draw:style-name="gr16" draw:text-style-name="P3" draw:layer="layout" svg:width="0.5cm" svg:height="0.497cm" svg:x="9.929cm" svg:y="8.61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7" draw:text-style-name="P2" draw:layer="layout" svg:width="0.8cm" svg:height="0.45cm" svg:x="9.729cm" svg:y="8.71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629cm" svg:y1="5.623cm" svg:x2="10.829cm" svg:y2="5.623cm">
              <text:p/>
            </draw:line>
            <draw:line draw:style-name="gr1" draw:text-style-name="P1" draw:layer="layout" svg:x1="8.629cm" svg:y1="12.196cm" svg:x2="10.829cm" svg:y2="12.196cm">
              <text:p/>
            </draw:line>
            <draw:line draw:style-name="gr1" draw:text-style-name="P1" draw:layer="layout" svg:x1="8.629cm" svg:y1="5.623cm" svg:x2="9.729cm" svg:y2="12.196cm">
              <text:p/>
            </draw:line>
            <draw:line draw:style-name="gr1" draw:text-style-name="P1" draw:layer="layout" svg:x1="8.629cm" svg:y1="12.196cm" svg:x2="9.729cm" svg:y2="5.623cm">
              <text:p/>
            </draw:line>
            <draw:frame draw:style-name="gr18" draw:text-style-name="P2" draw:layer="layout" svg:width="0.659cm" svg:height="3.701cm" svg:x="9.27cm" svg:y="11.37cm">
              <draw:text-box>
                <text:p><text:span text:style-name="T1">-1</text:span></text:p>
              </draw:text-box>
            </draw:frame>
            <draw:g>
              <draw:custom-shape draw:style-name="gr19" draw:text-style-name="P3" draw:layer="layout" svg:width="0.5cm" svg:height="0.462cm" svg:x="9.929cm" svg:y="11.99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0" draw:text-style-name="P2" draw:layer="layout" svg:width="0.8cm" svg:height="0.45cm" svg:x="9.729cm" svg:y="12.087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629cm" svg:y1="3.923cm" svg:x2="10.829cm" svg:y2="3.923cm">
              <text:p/>
            </draw:line>
            <draw:line draw:style-name="gr1" draw:text-style-name="P1" draw:layer="layout" svg:x1="8.629cm" svg:y1="10.505cm" svg:x2="10.829cm" svg:y2="10.505cm">
              <text:p/>
            </draw:line>
            <draw:line draw:style-name="gr1" draw:text-style-name="P1" draw:layer="layout" svg:x1="8.629cm" svg:y1="3.923cm" svg:x2="9.729cm" svg:y2="10.505cm">
              <text:p/>
            </draw:line>
            <draw:line draw:style-name="gr1" draw:text-style-name="P1" draw:layer="layout" svg:x1="8.629cm" svg:y1="10.505cm" svg:x2="9.729cm" svg:y2="3.923cm">
              <text:p/>
            </draw:line>
            <draw:frame draw:style-name="gr21" draw:text-style-name="P2" draw:layer="layout" svg:width="0.659cm" svg:height="3.707cm" svg:x="9.27cm" svg:y="9.679cm">
              <draw:text-box>
                <text:p><text:span text:style-name="T1">-1</text:span></text:p>
              </draw:text-box>
            </draw:frame>
            <draw:g>
              <draw:custom-shape draw:style-name="gr22" draw:text-style-name="P3" draw:layer="layout" svg:width="0.5cm" svg:height="0.496cm" svg:x="9.929cm" svg:y="10.215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3" draw:text-style-name="P2" draw:layer="layout" svg:width="0.8cm" svg:height="0.49cm" svg:x="9.729cm" svg:y="10.314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629cm" svg:y1="7.323cm" svg:x2="10.829cm" svg:y2="7.323cm">
              <text:p/>
            </draw:line>
            <draw:line draw:style-name="gr1" draw:text-style-name="P1" draw:layer="layout" svg:x1="8.629cm" svg:y1="13.862cm" svg:x2="10.829cm" svg:y2="13.862cm">
              <text:p/>
            </draw:line>
            <draw:line draw:style-name="gr1" draw:text-style-name="P1" draw:layer="layout" svg:x1="8.629cm" svg:y1="7.323cm" svg:x2="9.729cm" svg:y2="13.862cm">
              <text:p/>
            </draw:line>
            <draw:line draw:style-name="gr1" draw:text-style-name="P1" draw:layer="layout" svg:x1="8.629cm" svg:y1="13.862cm" svg:x2="9.729cm" svg:y2="7.323cm">
              <text:p/>
            </draw:line>
            <draw:frame draw:style-name="gr24" draw:text-style-name="P2" draw:layer="layout" svg:width="0.659cm" svg:height="3.683cm" svg:x="9.27cm" svg:y="13.04cm">
              <draw:text-box>
                <text:p><text:span text:style-name="T1">-1</text:span></text:p>
              </draw:text-box>
            </draw:frame>
            <draw:g>
              <draw:custom-shape draw:style-name="gr22" draw:text-style-name="P3" draw:layer="layout" svg:width="0.5cm" svg:height="0.496cm" svg:x="9.929cm" svg:y="13.62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5" draw:text-style-name="P2" draw:layer="layout" svg:width="0.8cm" svg:height="0.45cm" svg:x="9.729cm" svg:y="13.724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629cm" svg:y1="1.548cm" svg:x2="10.829cm" svg:y2="1.548cm">
              <text:p/>
            </draw:line>
            <draw:line draw:style-name="gr1" draw:text-style-name="P1" draw:layer="layout" svg:x1="8.629cm" svg:y1="8.094cm" svg:x2="10.829cm" svg:y2="8.094cm">
              <text:p/>
            </draw:line>
            <draw:line draw:style-name="gr1" draw:text-style-name="P1" draw:layer="layout" svg:x1="8.629cm" svg:y1="1.548cm" svg:x2="9.729cm" svg:y2="8.094cm">
              <text:p/>
            </draw:line>
            <draw:line draw:style-name="gr1" draw:text-style-name="P1" draw:layer="layout" svg:x1="8.629cm" svg:y1="8.094cm" svg:x2="9.729cm" svg:y2="1.548cm">
              <text:p/>
            </draw:line>
            <draw:frame draw:style-name="gr15" draw:text-style-name="P2" draw:layer="layout" svg:width="0.659cm" svg:height="3.686cm" svg:x="9.27cm" svg:y="7.273cm">
              <draw:text-box>
                <text:p><text:span text:style-name="T1">-1</text:span></text:p>
              </draw:text-box>
            </draw:frame>
            <draw:g>
              <draw:custom-shape draw:style-name="gr16" draw:text-style-name="P3" draw:layer="layout" svg:width="0.5cm" svg:height="0.497cm" svg:x="9.929cm" svg:y="7.84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7" draw:text-style-name="P2" draw:layer="layout" svg:width="0.8cm" svg:height="0.45cm" svg:x="9.729cm" svg:y="7.935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629cm" svg:y1="4.848cm" svg:x2="10.829cm" svg:y2="4.848cm">
              <text:p/>
            </draw:line>
            <draw:line draw:style-name="gr1" draw:text-style-name="P1" draw:layer="layout" svg:x1="8.629cm" svg:y1="11.421cm" svg:x2="10.829cm" svg:y2="11.421cm">
              <text:p/>
            </draw:line>
            <draw:line draw:style-name="gr1" draw:text-style-name="P1" draw:layer="layout" svg:x1="8.629cm" svg:y1="4.848cm" svg:x2="9.729cm" svg:y2="11.421cm">
              <text:p/>
            </draw:line>
            <draw:line draw:style-name="gr1" draw:text-style-name="P1" draw:layer="layout" svg:x1="8.629cm" svg:y1="11.421cm" svg:x2="9.729cm" svg:y2="4.848cm">
              <text:p/>
            </draw:line>
            <draw:frame draw:style-name="gr18" draw:text-style-name="P2" draw:layer="layout" svg:width="0.659cm" svg:height="3.701cm" svg:x="9.27cm" svg:y="10.595cm">
              <draw:text-box>
                <text:p><text:span text:style-name="T1">-1</text:span></text:p>
              </draw:text-box>
            </draw:frame>
            <draw:g>
              <draw:custom-shape draw:style-name="gr19" draw:text-style-name="P3" draw:layer="layout" svg:width="0.5cm" svg:height="0.462cm" svg:x="9.929cm" svg:y="11.22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0" draw:text-style-name="P2" draw:layer="layout" svg:width="0.8cm" svg:height="0.45cm" svg:x="9.729cm" svg:y="11.312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629cm" svg:y1="3.148cm" svg:x2="10.829cm" svg:y2="3.148cm">
              <text:p/>
            </draw:line>
            <draw:line draw:style-name="gr1" draw:text-style-name="P1" draw:layer="layout" svg:x1="8.629cm" svg:y1="9.73cm" svg:x2="10.829cm" svg:y2="9.73cm">
              <text:p/>
            </draw:line>
            <draw:line draw:style-name="gr1" draw:text-style-name="P1" draw:layer="layout" svg:x1="8.629cm" svg:y1="3.148cm" svg:x2="9.729cm" svg:y2="9.73cm">
              <text:p/>
            </draw:line>
            <draw:line draw:style-name="gr1" draw:text-style-name="P1" draw:layer="layout" svg:x1="8.629cm" svg:y1="9.73cm" svg:x2="9.729cm" svg:y2="3.148cm">
              <text:p/>
            </draw:line>
            <draw:frame draw:style-name="gr21" draw:text-style-name="P2" draw:layer="layout" svg:width="0.659cm" svg:height="3.707cm" svg:x="9.27cm" svg:y="8.904cm">
              <draw:text-box>
                <text:p><text:span text:style-name="T1">-1</text:span></text:p>
              </draw:text-box>
            </draw:frame>
            <draw:g>
              <draw:custom-shape draw:style-name="gr22" draw:text-style-name="P3" draw:layer="layout" svg:width="0.5cm" svg:height="0.496cm" svg:x="9.929cm" svg:y="9.4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3" draw:text-style-name="P2" draw:layer="layout" svg:width="0.8cm" svg:height="0.49cm" svg:x="9.729cm" svg:y="9.539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  <draw:g>
            <draw:line draw:style-name="gr1" draw:text-style-name="P1" draw:layer="layout" svg:x1="8.629cm" svg:y1="6.548cm" svg:x2="10.829cm" svg:y2="6.548cm">
              <text:p/>
            </draw:line>
            <draw:line draw:style-name="gr1" draw:text-style-name="P1" draw:layer="layout" svg:x1="8.629cm" svg:y1="13.087cm" svg:x2="10.829cm" svg:y2="13.087cm">
              <text:p/>
            </draw:line>
            <draw:line draw:style-name="gr1" draw:text-style-name="P1" draw:layer="layout" svg:x1="8.629cm" svg:y1="6.548cm" svg:x2="9.729cm" svg:y2="13.087cm">
              <text:p/>
            </draw:line>
            <draw:line draw:style-name="gr1" draw:text-style-name="P1" draw:layer="layout" svg:x1="8.629cm" svg:y1="13.087cm" svg:x2="9.729cm" svg:y2="6.548cm">
              <text:p/>
            </draw:line>
            <draw:frame draw:style-name="gr24" draw:text-style-name="P2" draw:layer="layout" svg:width="0.659cm" svg:height="3.683cm" svg:x="9.27cm" svg:y="12.265cm">
              <draw:text-box>
                <text:p><text:span text:style-name="T1">-1</text:span></text:p>
              </draw:text-box>
            </draw:frame>
            <draw:g>
              <draw:custom-shape draw:style-name="gr22" draw:text-style-name="P3" draw:layer="layout" svg:width="0.5cm" svg:height="0.496cm" svg:x="9.929cm" svg:y="12.84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5" draw:text-style-name="P2" draw:layer="layout" svg:width="0.8cm" svg:height="0.45cm" svg:x="9.729cm" svg:y="12.949cm">
                <draw:text-box>
                  <text:p text:style-name="P4"><text:span text:style-name="T1">W</text:span><text:span text:style-name="T2">N</text:span></text:p>
                </draw:text-box>
              </draw:frame>
            </draw:g>
          </draw:g>
        </draw:g>
        <draw:g>
          <draw:line draw:style-name="gr1" draw:text-style-name="P1" draw:layer="layout" svg:x1="6.2cm" svg:y1="3.937cm" svg:x2="8.4cm" svg:y2="3.937cm">
            <text:p/>
          </draw:line>
          <draw:line draw:style-name="gr1" draw:text-style-name="P1" draw:layer="layout" svg:x1="6.2cm" svg:y1="16.922cm" svg:x2="8.4cm" svg:y2="16.922cm">
            <text:p/>
          </draw:line>
          <draw:line draw:style-name="gr1" draw:text-style-name="P1" draw:layer="layout" svg:x1="6.2cm" svg:y1="3.937cm" svg:x2="7.3cm" svg:y2="16.922cm">
            <text:p/>
          </draw:line>
          <draw:line draw:style-name="gr1" draw:text-style-name="P1" draw:layer="layout" svg:x1="6.2cm" svg:y1="16.922cm" svg:x2="7.3cm" svg:y2="3.937cm">
            <text:p/>
          </draw:line>
          <draw:frame draw:style-name="gr26" draw:text-style-name="P2" draw:layer="layout" svg:width="0.659cm" svg:height="7.312cm" svg:x="6.841cm" svg:y="15.293cm">
            <draw:text-box>
              <text:p><text:span text:style-name="T1">-1</text:span></text:p>
            </draw:text-box>
          </draw:frame>
          <draw:g>
            <draw:custom-shape draw:style-name="gr27" draw:text-style-name="P3" draw:layer="layout" svg:width="0.5cm" svg:height="0.549cm" svg:x="7.5cm" svg:y="16.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8" draw:text-style-name="P2" draw:layer="layout" svg:width="0.8cm" svg:height="0.498cm" svg:x="7.3cm" svg:y="16.701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10.483cm" svg:x2="8.4cm" svg:y2="10.483cm">
            <text:p/>
          </draw:line>
          <draw:line draw:style-name="gr1" draw:text-style-name="P1" draw:layer="layout" svg:x1="6.2cm" svg:y1="23.52cm" svg:x2="8.4cm" svg:y2="23.52cm">
            <text:p/>
          </draw:line>
          <draw:line draw:style-name="gr1" draw:text-style-name="P1" draw:layer="layout" svg:x1="6.2cm" svg:y1="10.483cm" svg:x2="7.3cm" svg:y2="23.52cm">
            <text:p/>
          </draw:line>
          <draw:line draw:style-name="gr1" draw:text-style-name="P1" draw:layer="layout" svg:x1="6.2cm" svg:y1="23.52cm" svg:x2="7.3cm" svg:y2="10.483cm">
            <text:p/>
          </draw:line>
          <draw:frame draw:style-name="gr29" draw:text-style-name="P2" draw:layer="layout" svg:width="0.659cm" svg:height="7.34cm" svg:x="6.841cm" svg:y="21.883cm">
            <draw:text-box>
              <text:p><text:span text:style-name="T1">-1</text:span></text:p>
            </draw:text-box>
          </draw:frame>
          <draw:g>
            <draw:custom-shape draw:style-name="gr30" draw:text-style-name="P3" draw:layer="layout" svg:width="0.5cm" svg:height="0.579cm" svg:x="7.5cm" svg:y="23.12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1" draw:text-style-name="P2" draw:layer="layout" svg:width="0.8cm" svg:height="0.564cm" svg:x="7.3cm" svg:y="23.236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7.11cm" svg:x2="8.4cm" svg:y2="7.11cm">
            <text:p/>
          </draw:line>
          <draw:line draw:style-name="gr1" draw:text-style-name="P1" draw:layer="layout" svg:x1="6.2cm" svg:y1="20.167cm" svg:x2="8.4cm" svg:y2="20.167cm">
            <text:p/>
          </draw:line>
          <draw:line draw:style-name="gr1" draw:text-style-name="P1" draw:layer="layout" svg:x1="6.2cm" svg:y1="7.11cm" svg:x2="7.3cm" svg:y2="20.167cm">
            <text:p/>
          </draw:line>
          <draw:line draw:style-name="gr1" draw:text-style-name="P1" draw:layer="layout" svg:x1="6.2cm" svg:y1="20.167cm" svg:x2="7.3cm" svg:y2="7.11cm">
            <text:p/>
          </draw:line>
          <draw:frame draw:style-name="gr32" draw:text-style-name="P2" draw:layer="layout" svg:width="0.659cm" svg:height="7.354cm" svg:x="6.841cm" svg:y="18.527cm">
            <draw:text-box>
              <text:p><text:span text:style-name="T1">-1</text:span></text:p>
            </draw:text-box>
          </draw:frame>
          <draw:g>
            <draw:custom-shape draw:style-name="gr33" draw:text-style-name="P3" draw:layer="layout" svg:width="0.5cm" svg:height="0.474cm" svg:x="7.5cm" svg:y="19.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4" draw:text-style-name="P2" draw:layer="layout" svg:width="0.8cm" svg:height="0.972cm" svg:x="7.3cm" svg:y="19.888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13.854cm" svg:x2="8.4cm" svg:y2="13.854cm">
            <text:p/>
          </draw:line>
          <draw:line draw:style-name="gr1" draw:text-style-name="P1" draw:layer="layout" svg:x1="6.2cm" svg:y1="26.825cm" svg:x2="8.4cm" svg:y2="26.825cm">
            <text:p/>
          </draw:line>
          <draw:line draw:style-name="gr1" draw:text-style-name="P1" draw:layer="layout" svg:x1="6.2cm" svg:y1="13.854cm" svg:x2="7.3cm" svg:y2="26.825cm">
            <text:p/>
          </draw:line>
          <draw:line draw:style-name="gr1" draw:text-style-name="P1" draw:layer="layout" svg:x1="6.2cm" svg:y1="26.825cm" svg:x2="7.3cm" svg:y2="13.854cm">
            <text:p/>
          </draw:line>
          <draw:frame draw:style-name="gr35" draw:text-style-name="P2" draw:layer="layout" svg:width="0.659cm" svg:height="7.305cm" svg:x="6.841cm" svg:y="25.195cm">
            <draw:text-box>
              <text:p><text:span text:style-name="T1">-1</text:span></text:p>
            </draw:text-box>
          </draw:frame>
          <draw:g>
            <draw:custom-shape draw:style-name="gr36" draw:text-style-name="P3" draw:layer="layout" svg:width="0.5cm" svg:height="0.494cm" svg:x="7.5cm" svg:y="26.45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7" draw:text-style-name="P2" draw:layer="layout" svg:width="0.8cm" svg:height="0.45cm" svg:x="7.3cm" svg:y="26.552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2.4cm" svg:x2="8.4cm" svg:y2="2.4cm">
            <text:p/>
          </draw:line>
          <draw:line draw:style-name="gr1" draw:text-style-name="P1" draw:layer="layout" svg:x1="6.2cm" svg:y1="15.385cm" svg:x2="8.4cm" svg:y2="15.385cm">
            <text:p/>
          </draw:line>
          <draw:line draw:style-name="gr1" draw:text-style-name="P1" draw:layer="layout" svg:x1="6.2cm" svg:y1="2.4cm" svg:x2="7.3cm" svg:y2="15.385cm">
            <text:p/>
          </draw:line>
          <draw:line draw:style-name="gr1" draw:text-style-name="P1" draw:layer="layout" svg:x1="6.2cm" svg:y1="15.385cm" svg:x2="7.3cm" svg:y2="2.4cm">
            <text:p/>
          </draw:line>
          <draw:frame draw:style-name="gr26" draw:text-style-name="P2" draw:layer="layout" svg:width="0.659cm" svg:height="7.312cm" svg:x="6.841cm" svg:y="13.756cm">
            <draw:text-box>
              <text:p><text:span text:style-name="T1">-1</text:span></text:p>
            </draw:text-box>
          </draw:frame>
          <draw:g>
            <draw:custom-shape draw:style-name="gr38" draw:text-style-name="P3" draw:layer="layout" svg:width="0.5cm" svg:height="0.515cm" svg:x="7.5cm" svg:y="15.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9" draw:text-style-name="P2" draw:layer="layout" svg:width="0.8cm" svg:height="0.467cm" svg:x="7.3cm" svg:y="15.19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8.945cm" svg:x2="8.4cm" svg:y2="8.945cm">
            <text:p/>
          </draw:line>
          <draw:line draw:style-name="gr1" draw:text-style-name="P1" draw:layer="layout" svg:x1="6.2cm" svg:y1="21.983cm" svg:x2="8.4cm" svg:y2="21.983cm">
            <text:p/>
          </draw:line>
          <draw:line draw:style-name="gr1" draw:text-style-name="P1" draw:layer="layout" svg:x1="6.2cm" svg:y1="8.945cm" svg:x2="7.3cm" svg:y2="21.982cm">
            <text:p/>
          </draw:line>
          <draw:line draw:style-name="gr1" draw:text-style-name="P1" draw:layer="layout" svg:x1="6.2cm" svg:y1="21.982cm" svg:x2="7.3cm" svg:y2="8.945cm">
            <text:p/>
          </draw:line>
          <draw:frame draw:style-name="gr29" draw:text-style-name="P2" draw:layer="layout" svg:width="0.659cm" svg:height="7.34cm" svg:x="6.841cm" svg:y="20.346cm">
            <draw:text-box>
              <text:p><text:span text:style-name="T1">-1</text:span></text:p>
            </draw:text-box>
          </draw:frame>
          <draw:g>
            <draw:custom-shape draw:style-name="gr38" draw:text-style-name="P3" draw:layer="layout" svg:width="0.5cm" svg:height="0.515cm" svg:x="7.5cm" svg:y="21.68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0" draw:text-style-name="P2" draw:layer="layout" svg:width="0.8cm" svg:height="0.894cm" svg:x="7.3cm" svg:y="21.766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5.573cm" svg:x2="8.4cm" svg:y2="5.573cm">
            <text:p/>
          </draw:line>
          <draw:line draw:style-name="gr1" draw:text-style-name="P1" draw:layer="layout" svg:x1="6.2cm" svg:y1="18.63cm" svg:x2="8.4cm" svg:y2="18.63cm">
            <text:p/>
          </draw:line>
          <draw:line draw:style-name="gr1" draw:text-style-name="P1" draw:layer="layout" svg:x1="6.2cm" svg:y1="5.573cm" svg:x2="7.3cm" svg:y2="18.63cm">
            <text:p/>
          </draw:line>
          <draw:line draw:style-name="gr1" draw:text-style-name="P1" draw:layer="layout" svg:x1="6.2cm" svg:y1="18.63cm" svg:x2="7.3cm" svg:y2="5.573cm">
            <text:p/>
          </draw:line>
          <draw:frame draw:style-name="gr32" draw:text-style-name="P2" draw:layer="layout" svg:width="0.659cm" svg:height="7.354cm" svg:x="6.841cm" svg:y="16.99cm">
            <draw:text-box>
              <text:p><text:span text:style-name="T1">-1</text:span></text:p>
            </draw:text-box>
          </draw:frame>
          <draw:g>
            <draw:custom-shape draw:style-name="gr41" draw:text-style-name="P3" draw:layer="layout" svg:width="0.5cm" svg:height="0.608cm" svg:x="7.5cm" svg:y="18.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2" draw:text-style-name="P2" draw:layer="layout" svg:width="0.8cm" svg:height="0.601cm" svg:x="7.3cm" svg:y="18.422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12.317cm" svg:x2="8.4cm" svg:y2="12.317cm">
            <text:p/>
          </draw:line>
          <draw:line draw:style-name="gr1" draw:text-style-name="P1" draw:layer="layout" svg:x1="6.2cm" svg:y1="25.288cm" svg:x2="8.4cm" svg:y2="25.288cm">
            <text:p/>
          </draw:line>
          <draw:line draw:style-name="gr1" draw:text-style-name="P1" draw:layer="layout" svg:x1="6.2cm" svg:y1="12.317cm" svg:x2="7.3cm" svg:y2="25.288cm">
            <text:p/>
          </draw:line>
          <draw:line draw:style-name="gr1" draw:text-style-name="P1" draw:layer="layout" svg:x1="6.2cm" svg:y1="25.288cm" svg:x2="7.3cm" svg:y2="12.317cm">
            <text:p/>
          </draw:line>
          <draw:frame draw:style-name="gr35" draw:text-style-name="P2" draw:layer="layout" svg:width="0.659cm" svg:height="7.305cm" svg:x="6.841cm" svg:y="23.658cm">
            <draw:text-box>
              <text:p><text:span text:style-name="T1">-1</text:span></text:p>
            </draw:text-box>
          </draw:frame>
          <draw:g>
            <draw:custom-shape draw:style-name="gr43" draw:text-style-name="P3" draw:layer="layout" svg:width="0.5cm" svg:height="0.618cm" svg:x="7.5cm" svg:y="24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4" draw:text-style-name="P2" draw:layer="layout" svg:width="0.8cm" svg:height="0.56cm" svg:x="7.3cm" svg:y="25.04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3.162cm" svg:x2="8.4cm" svg:y2="3.162cm">
            <text:p/>
          </draw:line>
          <draw:line draw:style-name="gr1" draw:text-style-name="P1" draw:layer="layout" svg:x1="6.2cm" svg:y1="16.147cm" svg:x2="8.4cm" svg:y2="16.147cm">
            <text:p/>
          </draw:line>
          <draw:line draw:style-name="gr1" draw:text-style-name="P1" draw:layer="layout" svg:x1="6.2cm" svg:y1="3.162cm" svg:x2="7.3cm" svg:y2="16.147cm">
            <text:p/>
          </draw:line>
          <draw:line draw:style-name="gr1" draw:text-style-name="P1" draw:layer="layout" svg:x1="6.2cm" svg:y1="16.147cm" svg:x2="7.3cm" svg:y2="3.162cm">
            <text:p/>
          </draw:line>
          <draw:frame draw:style-name="gr26" draw:text-style-name="P2" draw:layer="layout" svg:width="0.659cm" svg:height="7.312cm" svg:x="6.841cm" svg:y="14.518cm">
            <draw:text-box>
              <text:p><text:span text:style-name="T1">-1</text:span></text:p>
            </draw:text-box>
          </draw:frame>
          <draw:g>
            <draw:custom-shape draw:style-name="gr27" draw:text-style-name="P3" draw:layer="layout" svg:width="0.5cm" svg:height="0.549cm" svg:x="7.5cm" svg:y="15.8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8" draw:text-style-name="P2" draw:layer="layout" svg:width="0.8cm" svg:height="0.498cm" svg:x="7.3cm" svg:y="15.926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9.708cm" svg:x2="8.4cm" svg:y2="9.708cm">
            <text:p/>
          </draw:line>
          <draw:line draw:style-name="gr1" draw:text-style-name="P1" draw:layer="layout" svg:x1="6.2cm" svg:y1="22.745cm" svg:x2="8.4cm" svg:y2="22.745cm">
            <text:p/>
          </draw:line>
          <draw:line draw:style-name="gr1" draw:text-style-name="P1" draw:layer="layout" svg:x1="6.2cm" svg:y1="9.708cm" svg:x2="7.3cm" svg:y2="22.745cm">
            <text:p/>
          </draw:line>
          <draw:line draw:style-name="gr1" draw:text-style-name="P1" draw:layer="layout" svg:x1="6.2cm" svg:y1="22.745cm" svg:x2="7.3cm" svg:y2="9.708cm">
            <text:p/>
          </draw:line>
          <draw:frame draw:style-name="gr29" draw:text-style-name="P2" draw:layer="layout" svg:width="0.659cm" svg:height="7.34cm" svg:x="6.841cm" svg:y="21.108cm">
            <draw:text-box>
              <text:p><text:span text:style-name="T1">-1</text:span></text:p>
            </draw:text-box>
          </draw:frame>
          <draw:g>
            <draw:custom-shape draw:style-name="gr30" draw:text-style-name="P3" draw:layer="layout" svg:width="0.5cm" svg:height="0.579cm" svg:x="7.5cm" svg:y="22.34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1" draw:text-style-name="P2" draw:layer="layout" svg:width="0.8cm" svg:height="0.564cm" svg:x="7.3cm" svg:y="22.461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6.335cm" svg:x2="8.4cm" svg:y2="6.335cm">
            <text:p/>
          </draw:line>
          <draw:line draw:style-name="gr1" draw:text-style-name="P1" draw:layer="layout" svg:x1="6.2cm" svg:y1="19.392cm" svg:x2="8.4cm" svg:y2="19.392cm">
            <text:p/>
          </draw:line>
          <draw:line draw:style-name="gr1" draw:text-style-name="P1" draw:layer="layout" svg:x1="6.2cm" svg:y1="6.335cm" svg:x2="7.3cm" svg:y2="19.392cm">
            <text:p/>
          </draw:line>
          <draw:line draw:style-name="gr1" draw:text-style-name="P1" draw:layer="layout" svg:x1="6.2cm" svg:y1="19.392cm" svg:x2="7.3cm" svg:y2="6.335cm">
            <text:p/>
          </draw:line>
          <draw:frame draw:style-name="gr32" draw:text-style-name="P2" draw:layer="layout" svg:width="0.659cm" svg:height="7.354cm" svg:x="6.841cm" svg:y="17.752cm">
            <draw:text-box>
              <text:p><text:span text:style-name="T1">-1</text:span></text:p>
            </draw:text-box>
          </draw:frame>
          <draw:g>
            <draw:custom-shape draw:style-name="gr33" draw:text-style-name="P3" draw:layer="layout" svg:width="0.5cm" svg:height="0.474cm" svg:x="7.5cm" svg:y="19.1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4" draw:text-style-name="P2" draw:layer="layout" svg:width="0.8cm" svg:height="0.972cm" svg:x="7.3cm" svg:y="19.113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13.079cm" svg:x2="8.4cm" svg:y2="13.079cm">
            <text:p/>
          </draw:line>
          <draw:line draw:style-name="gr1" draw:text-style-name="P1" draw:layer="layout" svg:x1="6.2cm" svg:y1="26.05cm" svg:x2="8.4cm" svg:y2="26.05cm">
            <text:p/>
          </draw:line>
          <draw:line draw:style-name="gr1" draw:text-style-name="P1" draw:layer="layout" svg:x1="6.2cm" svg:y1="13.079cm" svg:x2="7.3cm" svg:y2="26.05cm">
            <text:p/>
          </draw:line>
          <draw:line draw:style-name="gr1" draw:text-style-name="P1" draw:layer="layout" svg:x1="6.2cm" svg:y1="26.05cm" svg:x2="7.3cm" svg:y2="13.079cm">
            <text:p/>
          </draw:line>
          <draw:frame draw:style-name="gr35" draw:text-style-name="P2" draw:layer="layout" svg:width="0.659cm" svg:height="7.305cm" svg:x="6.841cm" svg:y="24.42cm">
            <draw:text-box>
              <text:p><text:span text:style-name="T1">-1</text:span></text:p>
            </draw:text-box>
          </draw:frame>
          <draw:g>
            <draw:custom-shape draw:style-name="gr36" draw:text-style-name="P3" draw:layer="layout" svg:width="0.5cm" svg:height="0.494cm" svg:x="7.5cm" svg:y="25.67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7" draw:text-style-name="P2" draw:layer="layout" svg:width="0.8cm" svg:height="0.45cm" svg:x="7.3cm" svg:y="25.777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1.625cm" svg:x2="8.4cm" svg:y2="1.625cm">
            <text:p/>
          </draw:line>
          <draw:line draw:style-name="gr1" draw:text-style-name="P1" draw:layer="layout" svg:x1="6.2cm" svg:y1="14.61cm" svg:x2="8.4cm" svg:y2="14.61cm">
            <text:p/>
          </draw:line>
          <draw:line draw:style-name="gr1" draw:text-style-name="P1" draw:layer="layout" svg:x1="6.2cm" svg:y1="1.625cm" svg:x2="7.3cm" svg:y2="14.61cm">
            <text:p/>
          </draw:line>
          <draw:line draw:style-name="gr1" draw:text-style-name="P1" draw:layer="layout" svg:x1="6.2cm" svg:y1="14.61cm" svg:x2="7.3cm" svg:y2="1.625cm">
            <text:p/>
          </draw:line>
          <draw:frame draw:style-name="gr26" draw:text-style-name="P2" draw:layer="layout" svg:width="0.659cm" svg:height="7.312cm" svg:x="6.841cm" svg:y="12.981cm">
            <draw:text-box>
              <text:p><text:span text:style-name="T1">-1</text:span></text:p>
            </draw:text-box>
          </draw:frame>
          <draw:g>
            <draw:custom-shape draw:style-name="gr38" draw:text-style-name="P3" draw:layer="layout" svg:width="0.5cm" svg:height="0.515cm" svg:x="7.5cm" svg:y="14.3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39" draw:text-style-name="P2" draw:layer="layout" svg:width="0.8cm" svg:height="0.467cm" svg:x="7.3cm" svg:y="14.42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8.17cm" svg:x2="8.4cm" svg:y2="8.17cm">
            <text:p/>
          </draw:line>
          <draw:line draw:style-name="gr1" draw:text-style-name="P1" draw:layer="layout" svg:x1="6.2cm" svg:y1="21.208cm" svg:x2="8.4cm" svg:y2="21.208cm">
            <text:p/>
          </draw:line>
          <draw:line draw:style-name="gr1" draw:text-style-name="P1" draw:layer="layout" svg:x1="6.2cm" svg:y1="8.17cm" svg:x2="7.3cm" svg:y2="21.207cm">
            <text:p/>
          </draw:line>
          <draw:line draw:style-name="gr1" draw:text-style-name="P1" draw:layer="layout" svg:x1="6.2cm" svg:y1="21.207cm" svg:x2="7.3cm" svg:y2="8.17cm">
            <text:p/>
          </draw:line>
          <draw:frame draw:style-name="gr29" draw:text-style-name="P2" draw:layer="layout" svg:width="0.659cm" svg:height="7.34cm" svg:x="6.841cm" svg:y="19.571cm">
            <draw:text-box>
              <text:p><text:span text:style-name="T1">-1</text:span></text:p>
            </draw:text-box>
          </draw:frame>
          <draw:g>
            <draw:custom-shape draw:style-name="gr38" draw:text-style-name="P3" draw:layer="layout" svg:width="0.5cm" svg:height="0.515cm" svg:x="7.5cm" svg:y="20.9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0" draw:text-style-name="P2" draw:layer="layout" svg:width="0.8cm" svg:height="0.894cm" svg:x="7.3cm" svg:y="20.991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4.798cm" svg:x2="8.4cm" svg:y2="4.798cm">
            <text:p/>
          </draw:line>
          <draw:line draw:style-name="gr1" draw:text-style-name="P1" draw:layer="layout" svg:x1="6.2cm" svg:y1="17.855cm" svg:x2="8.4cm" svg:y2="17.855cm">
            <text:p/>
          </draw:line>
          <draw:line draw:style-name="gr1" draw:text-style-name="P1" draw:layer="layout" svg:x1="6.2cm" svg:y1="4.798cm" svg:x2="7.3cm" svg:y2="17.855cm">
            <text:p/>
          </draw:line>
          <draw:line draw:style-name="gr1" draw:text-style-name="P1" draw:layer="layout" svg:x1="6.2cm" svg:y1="17.855cm" svg:x2="7.3cm" svg:y2="4.798cm">
            <text:p/>
          </draw:line>
          <draw:frame draw:style-name="gr32" draw:text-style-name="P2" draw:layer="layout" svg:width="0.659cm" svg:height="7.354cm" svg:x="6.841cm" svg:y="16.215cm">
            <draw:text-box>
              <text:p><text:span text:style-name="T1">-1</text:span></text:p>
            </draw:text-box>
          </draw:frame>
          <draw:g>
            <draw:custom-shape draw:style-name="gr41" draw:text-style-name="P3" draw:layer="layout" svg:width="0.5cm" svg:height="0.608cm" svg:x="7.5cm" svg:y="17.5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2" draw:text-style-name="P2" draw:layer="layout" svg:width="0.8cm" svg:height="0.601cm" svg:x="7.3cm" svg:y="17.647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g>
          <draw:line draw:style-name="gr1" draw:text-style-name="P1" draw:layer="layout" svg:x1="6.2cm" svg:y1="11.542cm" svg:x2="8.4cm" svg:y2="11.542cm">
            <text:p/>
          </draw:line>
          <draw:line draw:style-name="gr1" draw:text-style-name="P1" draw:layer="layout" svg:x1="6.2cm" svg:y1="24.513cm" svg:x2="8.4cm" svg:y2="24.513cm">
            <text:p/>
          </draw:line>
          <draw:line draw:style-name="gr1" draw:text-style-name="P1" draw:layer="layout" svg:x1="6.2cm" svg:y1="11.542cm" svg:x2="7.3cm" svg:y2="24.513cm">
            <text:p/>
          </draw:line>
          <draw:line draw:style-name="gr1" draw:text-style-name="P1" draw:layer="layout" svg:x1="6.2cm" svg:y1="24.513cm" svg:x2="7.3cm" svg:y2="11.542cm">
            <text:p/>
          </draw:line>
          <draw:frame draw:style-name="gr35" draw:text-style-name="P2" draw:layer="layout" svg:width="0.659cm" svg:height="7.305cm" svg:x="6.841cm" svg:y="22.883cm">
            <draw:text-box>
              <text:p><text:span text:style-name="T1">-1</text:span></text:p>
            </draw:text-box>
          </draw:frame>
          <draw:g>
            <draw:custom-shape draw:style-name="gr43" draw:text-style-name="P3" draw:layer="layout" svg:width="0.5cm" svg:height="0.618cm" svg:x="7.5cm" svg:y="24.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4" draw:text-style-name="P2" draw:layer="layout" svg:width="0.8cm" svg:height="0.56cm" svg:x="7.3cm" svg:y="24.265cm">
              <draw:text-box>
                <text:p text:style-name="P4"><text:span text:style-name="T1">W</text:span><text:span text:style-name="T2">N</text:span></text:p>
              </draw:text-box>
            </draw:frame>
          </draw:g>
        </draw:g>
        <draw:frame draw:style-name="gr45" draw:text-style-name="P3" draw:layer="layout" svg:width="1.647cm" svg:height="26.2cm" svg:x="18cm" svg:y="1.1cm">
          <draw:image xlink:href="Pictures/10000001000000250000024380145C6BF2490F96.png" xlink:type="simple" xlink:show="embed" xlink:actuate="onLoad" draw:mime-type="image/png">
            <text:p/>
          </draw:image>
        </draw:frame>
        <draw:frame draw:style-name="gr45" draw:text-style-name="P3" draw:layer="layout" svg:width="1.642cm" svg:height="26.018cm" svg:x="4.258cm" svg:y="1.3cm">
          <draw:image xlink:href="Pictures/100000010000002500000243995380B041A7B00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edric Viou</meta:initial-creator>
    <meta:creation-date>2022-11-07T14:52:05.743885613</meta:creation-date>
    <dc:date>2022-11-07T20:07:14.273363948</dc:date>
    <dc:creator>Cedric Viou</dc:creator>
    <meta:editing-duration>PT42M38S</meta:editing-duration>
    <meta:editing-cycles>2</meta:editing-cycles>
    <meta:generator>LibreOffice/7.3.6.2$Linux_X86_64 LibreOffice_project/30$Build-2</meta:generator>
    <meta:document-statistic meta:object-count="728"/>
  </office:meta>
</office:document-meta>
</file>